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4.2063in"/>
    </style:style>
    <style:style style:name="co12" style:family="table-column">
      <style:table-column-properties fo:break-before="auto" style:column-width="3.8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5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0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s" table:style-name="ta1">
        <table:shapes>
          <draw:frame draw:z-index="0" draw:style-name="gr1" draw:text-style-name="P1" svg:width="7.3343in" svg:height="4.2457in" svg:x="0.0004in" svg:y="0.178in">
            <draw:object draw:notify-on-update-of-ranges="WSSSE.E2:WSSSE.E20 WSSSE.I1:WSSSE.I1 WSSSE.I2:WSSSE.I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343in" svg:height="4.2457in" svg:x="8.0004in" svg:y="0.178in">
            <draw:object draw:notify-on-update-of-ranges="WSSSE.E2:WSSSE.E20 WSSSE.F1:WSSSE.F1 WSSSE.F2:WSSSE.F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3343in" svg:height="4.2457in" svg:x="0.0004in" svg:y="4.622in">
            <draw:object draw:notify-on-update-of-ranges="WSSSE.E2:WSSSE.E20 WSSSE.G1:WSSSE.G1 WSSSE.G2:WSSSE.G20 WSSSE.H1:WSSSE.H1 WSSSE.H2:WSSSE.H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3665in" svg:height="4.3079in" svg:x="8.0004in" svg:y="4.622in">
            <draw:object draw:notify-on-update-of-ranges="TrainingRuntime.K2:TrainingRuntime.K20 TrainingRuntime.L1:TrainingRuntime.L1 TrainingRuntime.L2:TrainingRuntime.L20 TrainingRuntime.M1:TrainingRuntime.M1 TrainingRuntime.M2:TrainingRuntime.M20 TrainingRuntime.N1:TrainingRuntime.N1 TrainingRuntime.N2:TrainingRuntime.N20 TrainingRuntime.O1:TrainingRuntime.O1 TrainingRuntime.O2:TrainingRuntime.O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3772in" svg:height="4.1512in" svg:x="0in" svg:y="9.2445in">
            <draw:object draw:notify-on-update-of-ranges="Entropy.E2:Entropy.E20 Entropy.F1:Entropy.F1 Entropy.F2:Entropy.F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.3772in" svg:height="4.1512in" svg:x="8in" svg:y="9.2445in">
            <draw:object draw:notify-on-update-of-ranges="Entropy.E2:Entropy.E20 Entropy.G1:Entropy.G1 Entropy.G2:Entropy.G20 Entropy.H1:Entropy.H1 Entropy.H2:Entropy.H20 Entropy.I1:Entropy.I1 Entropy.I2:Entropy.I2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7.3382in" svg:height="4.1724in" svg:x="0.0004in" svg:y="13.8665in">
            <draw:object draw:notify-on-update-of-ranges="AverageRadius.E2:AverageRadius.E20 AverageRadius.F1:AverageRadius.F1 AverageRadius.F2:AverageRadius.F2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7.3382in" svg:height="4.1724in" svg:x="8.0004in" svg:y="13.8665in">
            <draw:object draw:notify-on-update-of-ranges="AverageRadius.E2:AverageRadius.E20 AverageRadius.G1:AverageRadius.G1 AverageRadius.G2:AverageRadius.G2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.3382in" svg:height="4.1724in" svg:x="0.0004in" svg:y="18.4886in">
            <draw:object draw:notify-on-update-of-ranges="AverageRadius.E2:AverageRadius.E20 AverageRadius.H1:AverageRadius.H1 AverageRadius.H2:AverageRadius.H20 AverageRadius.I1:AverageRadius.I1 AverageRadius.I2:AverageRadius.I2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verageRadiu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ormalization Meth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verage Radius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0 Norm</text:p>
          </table:table-cell>
          <table:table-cell office:value-type="string" calcext:value-type="string">
            <text:p>1 Norm</text:p>
          </table:table-cell>
          <table:table-cell office:value-type="string" calcext:value-type="string">
            <text:p>2 Norm V1</text:p>
          </table:table-cell>
          <table:table-cell office:value-type="string" calcext:value-type="string">
            <text:p>2 Norm V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20" calcext:value-type="float">
            <text:p>20</text:p>
          </table:table-cell>
          <table:table-cell office:value-type="float" office:value="39933773.252946" calcext:value-type="float">
            <text:p>39933773.25294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39933773.252946" calcext:value-type="float">
            <text:p>39933773.25</text:p>
          </table:table-cell>
          <table:table-cell table:style-name="ce2" office:value-type="float" office:value="0.04675831319" calcext:value-type="float">
            <text:p>0.0467583</text:p>
          </table:table-cell>
          <table:table-cell table:style-name="ce2" office:value-type="float" office:value="8.93840437951" calcext:value-type="float">
            <text:p>8.9384044</text:p>
          </table:table-cell>
          <table:table-cell table:style-name="ce2" office:value-type="float" office:value="7.76928417949" calcext:value-type="float">
            <text:p>7.769284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30" calcext:value-type="float">
            <text:p>30</text:p>
          </table:table-cell>
          <table:table-cell office:value-type="float" office:value="11586444.7019334" calcext:value-type="float">
            <text:p>11586444.701933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1586444.7019334" calcext:value-type="float">
            <text:p>11586444.70</text:p>
          </table:table-cell>
          <table:table-cell table:style-name="ce2" office:value-type="float" office:value="0.03492509183" calcext:value-type="float">
            <text:p>0.0349251</text:p>
          </table:table-cell>
          <table:table-cell table:style-name="ce2" office:value-type="float" office:value="3.47140953345" calcext:value-type="float">
            <text:p>3.4714095</text:p>
          </table:table-cell>
          <table:table-cell table:style-name="ce2" office:value-type="float" office:value="4.40962252725" calcext:value-type="float">
            <text:p>4.409622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40" calcext:value-type="float">
            <text:p>40</text:p>
          </table:table-cell>
          <table:table-cell office:value-type="float" office:value="4729070.80728133" calcext:value-type="float">
            <text:p>4729070.8072813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4729070.80728133" calcext:value-type="float">
            <text:p>4729070.81</text:p>
          </table:table-cell>
          <table:table-cell table:style-name="ce2" office:value-type="float" office:value="0.02692746914" calcext:value-type="float">
            <text:p>0.0269275</text:p>
          </table:table-cell>
          <table:table-cell table:style-name="ce2" office:value-type="float" office:value="2.28847973843" calcext:value-type="float">
            <text:p>2.2884797</text:p>
          </table:table-cell>
          <table:table-cell table:style-name="ce2" office:value-type="float" office:value="2.34651879509" calcext:value-type="float">
            <text:p>2.3465188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50" calcext:value-type="float">
            <text:p>50</text:p>
          </table:table-cell>
          <table:table-cell office:value-type="float" office:value="1984606.9908633" calcext:value-type="float">
            <text:p>1984606.990863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1984606.9908633" calcext:value-type="float">
            <text:p>1984606.99</text:p>
          </table:table-cell>
          <table:table-cell table:style-name="ce2" office:value-type="float" office:value="0.02132884763" calcext:value-type="float">
            <text:p>0.0213288</text:p>
          </table:table-cell>
          <table:table-cell table:style-name="ce2" office:value-type="float" office:value="1.85598551381" calcext:value-type="float">
            <text:p>1.8559855</text:p>
          </table:table-cell>
          <table:table-cell table:style-name="ce2" office:value-type="float" office:value="1.7623255834" calcext:value-type="float">
            <text:p>1.7623256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60" calcext:value-type="float">
            <text:p>60</text:p>
          </table:table-cell>
          <table:table-cell office:value-type="float" office:value="1182842.11059421" calcext:value-type="float">
            <text:p>1182842.1105942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1182842.11059421" calcext:value-type="float">
            <text:p>1182842.11</text:p>
          </table:table-cell>
          <table:table-cell table:style-name="ce2" office:value-type="float" office:value="0.01944859841" calcext:value-type="float">
            <text:p>0.0194486</text:p>
          </table:table-cell>
          <table:table-cell table:style-name="ce2" office:value-type="float" office:value="1.47585509759" calcext:value-type="float">
            <text:p>1.4758551</text:p>
          </table:table-cell>
          <table:table-cell table:style-name="ce2" office:value-type="float" office:value="1.44053323263" calcext:value-type="float">
            <text:p>1.440533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70" calcext:value-type="float">
            <text:p>70</text:p>
          </table:table-cell>
          <table:table-cell office:value-type="float" office:value="849596.455518702" calcext:value-type="float">
            <text:p>849596.455518702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office:value-type="float" office:value="849596.455518702" calcext:value-type="float">
            <text:p>849596.46</text:p>
          </table:table-cell>
          <table:table-cell table:style-name="ce2" office:value-type="float" office:value="0.01758230556" calcext:value-type="float">
            <text:p>0.0175823</text:p>
          </table:table-cell>
          <table:table-cell table:style-name="ce2" office:value-type="float" office:value="1.20916977358" calcext:value-type="float">
            <text:p>1.2091698</text:p>
          </table:table-cell>
          <table:table-cell table:style-name="ce2" office:value-type="float" office:value="1.1751953591" calcext:value-type="float">
            <text:p>1.1751954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80" calcext:value-type="float">
            <text:p>80</text:p>
          </table:table-cell>
          <table:table-cell office:value-type="float" office:value="595014.760896252" calcext:value-type="float">
            <text:p>595014.760896252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office:value-type="float" office:value="595014.760896252" calcext:value-type="float">
            <text:p>595014.76</text:p>
          </table:table-cell>
          <table:table-cell table:style-name="ce2" office:value-type="float" office:value="0.01507529769" calcext:value-type="float">
            <text:p>0.0150753</text:p>
          </table:table-cell>
          <table:table-cell table:style-name="ce2" office:value-type="float" office:value="1.03955667752" calcext:value-type="float">
            <text:p>1.0395567</text:p>
          </table:table-cell>
          <table:table-cell table:style-name="ce2" office:value-type="float" office:value="1.00554945979" calcext:value-type="float">
            <text:p>1.005549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90" calcext:value-type="float">
            <text:p>90</text:p>
          </table:table-cell>
          <table:table-cell office:value-type="float" office:value="398557.659732667" calcext:value-type="float">
            <text:p>398557.659732667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float" office:value="398557.659732667" calcext:value-type="float">
            <text:p>398557.66</text:p>
          </table:table-cell>
          <table:table-cell table:style-name="ce2" office:value-type="float" office:value="0.01365262453" calcext:value-type="float">
            <text:p>0.0136526</text:p>
          </table:table-cell>
          <table:table-cell table:style-name="ce2" office:value-type="float" office:value="0.91284020023" calcext:value-type="float">
            <text:p>0.9128402</text:p>
          </table:table-cell>
          <table:table-cell table:style-name="ce2" office:value-type="float" office:value="0.93365141196" calcext:value-type="float">
            <text:p>0.9336514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00" calcext:value-type="float">
            <text:p>100</text:p>
          </table:table-cell>
          <table:table-cell office:value-type="float" office:value="265785.829884351" calcext:value-type="float">
            <text:p>265785.82988435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265785.829884351" calcext:value-type="float">
            <text:p>265785.83</text:p>
          </table:table-cell>
          <table:table-cell table:style-name="ce2" office:value-type="float" office:value="0.01254444514" calcext:value-type="float">
            <text:p>0.0125444</text:p>
          </table:table-cell>
          <table:table-cell table:style-name="ce2" office:value-type="float" office:value="0.8191592761" calcext:value-type="float">
            <text:p>0.8191593</text:p>
          </table:table-cell>
          <table:table-cell table:style-name="ce2" office:value-type="float" office:value="0.79677237287" calcext:value-type="float">
            <text:p>0.7967724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10" calcext:value-type="float">
            <text:p>110</text:p>
          </table:table-cell>
          <table:table-cell office:value-type="float" office:value="213697.417326966" calcext:value-type="float">
            <text:p>213697.417326966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float" office:value="213697.417326966" calcext:value-type="float">
            <text:p>213697.42</text:p>
          </table:table-cell>
          <table:table-cell table:style-name="ce2" office:value-type="float" office:value="0.01143474305" calcext:value-type="float">
            <text:p>0.0114347</text:p>
          </table:table-cell>
          <table:table-cell table:style-name="ce2" office:value-type="float" office:value="0.69564359144" calcext:value-type="float">
            <text:p>0.6956436</text:p>
          </table:table-cell>
          <table:table-cell table:style-name="ce2" office:value-type="float" office:value="0.68816453033" calcext:value-type="float">
            <text:p>0.688164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20" calcext:value-type="float">
            <text:p>120</text:p>
          </table:table-cell>
          <table:table-cell office:value-type="float" office:value="177403.773003733" calcext:value-type="float">
            <text:p>177403.773003733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" office:value-type="float" office:value="177403.773003733" calcext:value-type="float">
            <text:p>177403.77</text:p>
          </table:table-cell>
          <table:table-cell table:style-name="ce2" office:value-type="float" office:value="0.01110374879" calcext:value-type="float">
            <text:p>0.0111037</text:p>
          </table:table-cell>
          <table:table-cell table:style-name="ce2" office:value-type="float" office:value="0.6362884061" calcext:value-type="float">
            <text:p>0.6362884</text:p>
          </table:table-cell>
          <table:table-cell table:style-name="ce2" office:value-type="float" office:value="0.65035550431" calcext:value-type="float">
            <text:p>0.650355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30" calcext:value-type="float">
            <text:p>130</text:p>
          </table:table-cell>
          <table:table-cell office:value-type="float" office:value="148751.701067267" calcext:value-type="float">
            <text:p>148751.701067267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1" office:value-type="float" office:value="148751.701067267" calcext:value-type="float">
            <text:p>148751.70</text:p>
          </table:table-cell>
          <table:table-cell table:style-name="ce2" office:value-type="float" office:value="0.01058959269" calcext:value-type="float">
            <text:p>0.0105896</text:p>
          </table:table-cell>
          <table:table-cell table:style-name="ce2" office:value-type="float" office:value="0.5996220288" calcext:value-type="float">
            <text:p>0.5996220</text:p>
          </table:table-cell>
          <table:table-cell table:style-name="ce2" office:value-type="float" office:value="0.58070986835" calcext:value-type="float">
            <text:p>0.5807099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40" calcext:value-type="float">
            <text:p>140</text:p>
          </table:table-cell>
          <table:table-cell office:value-type="float" office:value="121579.812940473" calcext:value-type="float">
            <text:p>121579.812940473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1" office:value-type="float" office:value="121579.812940473" calcext:value-type="float">
            <text:p>121579.81</text:p>
          </table:table-cell>
          <table:table-cell table:style-name="ce2" office:value-type="float" office:value="0.00998751849" calcext:value-type="float">
            <text:p>0.0099875</text:p>
          </table:table-cell>
          <table:table-cell table:style-name="ce2" office:value-type="float" office:value="0.53703965143" calcext:value-type="float">
            <text:p>0.5370397</text:p>
          </table:table-cell>
          <table:table-cell table:style-name="ce2" office:value-type="float" office:value="0.53296862479" calcext:value-type="float">
            <text:p>0.5329686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50" calcext:value-type="float">
            <text:p>150</text:p>
          </table:table-cell>
          <table:table-cell office:value-type="float" office:value="100127.071229271" calcext:value-type="float">
            <text:p>100127.071229271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" office:value-type="float" office:value="100127.071229271" calcext:value-type="float">
            <text:p>100127.07</text:p>
          </table:table-cell>
          <table:table-cell table:style-name="ce2" office:value-type="float" office:value="0.00927384282" calcext:value-type="float">
            <text:p>0.0092738</text:p>
          </table:table-cell>
          <table:table-cell table:style-name="ce2" office:value-type="float" office:value="0.49313315369" calcext:value-type="float">
            <text:p>0.4931332</text:p>
          </table:table-cell>
          <table:table-cell table:style-name="ce2" office:value-type="float" office:value="0.48696013313" calcext:value-type="float">
            <text:p>0.4869601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60" calcext:value-type="float">
            <text:p>160</text:p>
          </table:table-cell>
          <table:table-cell office:value-type="float" office:value="81959.4357895996" calcext:value-type="float">
            <text:p>81959.4357895996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" office:value-type="float" office:value="81959.4357895996" calcext:value-type="float">
            <text:p>81959.44</text:p>
          </table:table-cell>
          <table:table-cell table:style-name="ce2" office:value-type="float" office:value="0.00875744858" calcext:value-type="float">
            <text:p>0.0087574</text:p>
          </table:table-cell>
          <table:table-cell table:style-name="ce2" office:value-type="float" office:value="0.47218447376" calcext:value-type="float">
            <text:p>0.4721845</text:p>
          </table:table-cell>
          <table:table-cell table:style-name="ce2" office:value-type="float" office:value="0.45313050993" calcext:value-type="float">
            <text:p>0.453130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70" calcext:value-type="float">
            <text:p>170</text:p>
          </table:table-cell>
          <table:table-cell office:value-type="float" office:value="71466.5693673524" calcext:value-type="float">
            <text:p>71466.5693673524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1" office:value-type="float" office:value="71466.5693673524" calcext:value-type="float">
            <text:p>71466.57</text:p>
          </table:table-cell>
          <table:table-cell table:style-name="ce2" office:value-type="float" office:value="0.00846712611" calcext:value-type="float">
            <text:p>0.0084671</text:p>
          </table:table-cell>
          <table:table-cell table:style-name="ce2" office:value-type="float" office:value="0.43595019988" calcext:value-type="float">
            <text:p>0.4359502</text:p>
          </table:table-cell>
          <table:table-cell table:style-name="ce2" office:value-type="float" office:value="0.43946575128" calcext:value-type="float">
            <text:p>0.4394658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80" calcext:value-type="float">
            <text:p>180</text:p>
          </table:table-cell>
          <table:table-cell office:value-type="float" office:value="64691.9109894076" calcext:value-type="float">
            <text:p>64691.9109894076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1" office:value-type="float" office:value="64691.9109894076" calcext:value-type="float">
            <text:p>64691.91</text:p>
          </table:table-cell>
          <table:table-cell table:style-name="ce2" office:value-type="float" office:value="0.00799191036" calcext:value-type="float">
            <text:p>0.0079919</text:p>
          </table:table-cell>
          <table:table-cell table:style-name="ce2" office:value-type="float" office:value="0.40777158483" calcext:value-type="float">
            <text:p>0.4077716</text:p>
          </table:table-cell>
          <table:table-cell table:style-name="ce2" office:value-type="float" office:value="0.41594787652" calcext:value-type="float">
            <text:p>0.4159479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90" calcext:value-type="float">
            <text:p>190</text:p>
          </table:table-cell>
          <table:table-cell office:value-type="float" office:value="56030.6133991581" calcext:value-type="float">
            <text:p>56030.613399158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1" office:value-type="float" office:value="56030.6133991581" calcext:value-type="float">
            <text:p>56030.61</text:p>
          </table:table-cell>
          <table:table-cell table:style-name="ce2" office:value-type="float" office:value="0.00781916551" calcext:value-type="float">
            <text:p>0.0078192</text:p>
          </table:table-cell>
          <table:table-cell table:style-name="ce2" office:value-type="float" office:value="0.3862632193" calcext:value-type="float">
            <text:p>0.3862632</text:p>
          </table:table-cell>
          <table:table-cell table:style-name="ce2" office:value-type="float" office:value="0.37991570433" calcext:value-type="float">
            <text:p>0.3799157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200" calcext:value-type="float">
            <text:p>200</text:p>
          </table:table-cell>
          <table:table-cell office:value-type="float" office:value="47806.6110448228" calcext:value-type="float">
            <text:p>47806.611044822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office:value-type="float" office:value="47806.6110448228" calcext:value-type="float">
            <text:p>47806.61</text:p>
          </table:table-cell>
          <table:table-cell table:style-name="ce2" office:value-type="float" office:value="0.00751642477" calcext:value-type="float">
            <text:p>0.0075164</text:p>
          </table:table-cell>
          <table:table-cell table:style-name="ce2" office:value-type="float" office:value="0.35708627234" calcext:value-type="float">
            <text:p>0.3570863</text:p>
          </table:table-cell>
          <table:table-cell table:style-name="ce2" office:value-type="float" office:value="0.36256136748" calcext:value-type="float">
            <text:p>0.3625614</text:p>
          </table:table-cell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20" calcext:value-type="float">
            <text:p>20</text:p>
          </table:table-cell>
          <table:table-cell office:value-type="float" office:value="0.04675831319" calcext:value-type="float">
            <text:p>0.0467583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30" calcext:value-type="float">
            <text:p>30</text:p>
          </table:table-cell>
          <table:table-cell office:value-type="float" office:value="0.03492509183" calcext:value-type="float">
            <text:p>0.0349250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40" calcext:value-type="float">
            <text:p>40</text:p>
          </table:table-cell>
          <table:table-cell office:value-type="float" office:value="0.02692746914" calcext:value-type="float">
            <text:p>0.026927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50" calcext:value-type="float">
            <text:p>50</text:p>
          </table:table-cell>
          <table:table-cell office:value-type="float" office:value="0.02132884763" calcext:value-type="float">
            <text:p>0.0213288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60" calcext:value-type="float">
            <text:p>60</text:p>
          </table:table-cell>
          <table:table-cell office:value-type="float" office:value="0.01944859841" calcext:value-type="float">
            <text:p>0.0194485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70" calcext:value-type="float">
            <text:p>70</text:p>
          </table:table-cell>
          <table:table-cell office:value-type="float" office:value="0.01758230556" calcext:value-type="float">
            <text:p>0.0175823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80" calcext:value-type="float">
            <text:p>80</text:p>
          </table:table-cell>
          <table:table-cell office:value-type="float" office:value="0.01507529769" calcext:value-type="float">
            <text:p>0.0150752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90" calcext:value-type="float">
            <text:p>90</text:p>
          </table:table-cell>
          <table:table-cell office:value-type="float" office:value="0.01365262453" calcext:value-type="float">
            <text:p>0.0136526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00" calcext:value-type="float">
            <text:p>100</text:p>
          </table:table-cell>
          <table:table-cell office:value-type="float" office:value="0.01254444514" calcext:value-type="float">
            <text:p>0.0125444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10" calcext:value-type="float">
            <text:p>110</text:p>
          </table:table-cell>
          <table:table-cell office:value-type="float" office:value="0.01143474305" calcext:value-type="float">
            <text:p>0.0114347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20" calcext:value-type="float">
            <text:p>120</text:p>
          </table:table-cell>
          <table:table-cell office:value-type="float" office:value="0.01110374879" calcext:value-type="float">
            <text:p>0.011103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30" calcext:value-type="float">
            <text:p>130</text:p>
          </table:table-cell>
          <table:table-cell office:value-type="float" office:value="0.01058959269" calcext:value-type="float">
            <text:p>0.0105895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40" calcext:value-type="float">
            <text:p>140</text:p>
          </table:table-cell>
          <table:table-cell office:value-type="float" office:value="0.00998751849" calcext:value-type="float">
            <text:p>0.0099875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50" calcext:value-type="float">
            <text:p>150</text:p>
          </table:table-cell>
          <table:table-cell office:value-type="float" office:value="0.00927384282" calcext:value-type="float">
            <text:p>0.0092738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60" calcext:value-type="float">
            <text:p>160</text:p>
          </table:table-cell>
          <table:table-cell office:value-type="float" office:value="0.00875744858" calcext:value-type="float">
            <text:p>0.0087574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70" calcext:value-type="float">
            <text:p>170</text:p>
          </table:table-cell>
          <table:table-cell office:value-type="float" office:value="0.00846712611" calcext:value-type="float">
            <text:p>0.0084671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80" calcext:value-type="float">
            <text:p>180</text:p>
          </table:table-cell>
          <table:table-cell office:value-type="float" office:value="0.00799191036" calcext:value-type="float">
            <text:p>0.0079919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90" calcext:value-type="float">
            <text:p>190</text:p>
          </table:table-cell>
          <table:table-cell office:value-type="float" office:value="0.00781916551" calcext:value-type="float">
            <text:p>0.0078191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200" calcext:value-type="float">
            <text:p>200</text:p>
          </table:table-cell>
          <table:table-cell office:value-type="float" office:value="0.00751642477" calcext:value-type="float">
            <text:p>0.0075164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20" calcext:value-type="float">
            <text:p>20</text:p>
          </table:table-cell>
          <table:table-cell office:value-type="float" office:value="8.93840437951" calcext:value-type="float">
            <text:p>8.9384043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30" calcext:value-type="float">
            <text:p>30</text:p>
          </table:table-cell>
          <table:table-cell office:value-type="float" office:value="3.47140953345" calcext:value-type="float">
            <text:p>3.471409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40" calcext:value-type="float">
            <text:p>40</text:p>
          </table:table-cell>
          <table:table-cell office:value-type="float" office:value="2.28847973843" calcext:value-type="float">
            <text:p>2.2884797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50" calcext:value-type="float">
            <text:p>50</text:p>
          </table:table-cell>
          <table:table-cell office:value-type="float" office:value="1.85598551381" calcext:value-type="float">
            <text:p>1.8559855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60" calcext:value-type="float">
            <text:p>60</text:p>
          </table:table-cell>
          <table:table-cell office:value-type="float" office:value="1.47585509759" calcext:value-type="float">
            <text:p>1.4758550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70" calcext:value-type="float">
            <text:p>70</text:p>
          </table:table-cell>
          <table:table-cell office:value-type="float" office:value="1.20916977358" calcext:value-type="float">
            <text:p>1.2091697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80" calcext:value-type="float">
            <text:p>80</text:p>
          </table:table-cell>
          <table:table-cell office:value-type="float" office:value="1.03955667752" calcext:value-type="float">
            <text:p>1.0395566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90" calcext:value-type="float">
            <text:p>90</text:p>
          </table:table-cell>
          <table:table-cell office:value-type="float" office:value="0.91284020023" calcext:value-type="float">
            <text:p>0.912840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00" calcext:value-type="float">
            <text:p>100</text:p>
          </table:table-cell>
          <table:table-cell office:value-type="float" office:value="0.8191592761" calcext:value-type="float">
            <text:p>0.8191592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10" calcext:value-type="float">
            <text:p>110</text:p>
          </table:table-cell>
          <table:table-cell office:value-type="float" office:value="0.69564359144" calcext:value-type="float">
            <text:p>0.6956435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20" calcext:value-type="float">
            <text:p>120</text:p>
          </table:table-cell>
          <table:table-cell office:value-type="float" office:value="0.6362884061" calcext:value-type="float">
            <text:p>0.63628840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30" calcext:value-type="float">
            <text:p>130</text:p>
          </table:table-cell>
          <table:table-cell office:value-type="float" office:value="0.5996220288" calcext:value-type="float">
            <text:p>0.5996220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40" calcext:value-type="float">
            <text:p>140</text:p>
          </table:table-cell>
          <table:table-cell office:value-type="float" office:value="0.53703965143" calcext:value-type="float">
            <text:p>0.5370396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50" calcext:value-type="float">
            <text:p>150</text:p>
          </table:table-cell>
          <table:table-cell office:value-type="float" office:value="0.49313315369" calcext:value-type="float">
            <text:p>0.4931331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60" calcext:value-type="float">
            <text:p>160</text:p>
          </table:table-cell>
          <table:table-cell office:value-type="float" office:value="0.47218447376" calcext:value-type="float">
            <text:p>0.4721844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70" calcext:value-type="float">
            <text:p>170</text:p>
          </table:table-cell>
          <table:table-cell office:value-type="float" office:value="0.43595019988" calcext:value-type="float">
            <text:p>0.4359501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80" calcext:value-type="float">
            <text:p>180</text:p>
          </table:table-cell>
          <table:table-cell office:value-type="float" office:value="0.40777158483" calcext:value-type="float">
            <text:p>0.4077715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90" calcext:value-type="float">
            <text:p>190</text:p>
          </table:table-cell>
          <table:table-cell office:value-type="float" office:value="0.3862632193" calcext:value-type="float">
            <text:p>0.3862632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200" calcext:value-type="float">
            <text:p>200</text:p>
          </table:table-cell>
          <table:table-cell office:value-type="float" office:value="0.35708627234" calcext:value-type="float">
            <text:p>0.3570862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20" calcext:value-type="float">
            <text:p>20</text:p>
          </table:table-cell>
          <table:table-cell office:value-type="float" office:value="7.76928417949" calcext:value-type="float">
            <text:p>7.7692841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30" calcext:value-type="float">
            <text:p>30</text:p>
          </table:table-cell>
          <table:table-cell office:value-type="float" office:value="4.40962252725" calcext:value-type="float">
            <text:p>4.4096225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40" calcext:value-type="float">
            <text:p>40</text:p>
          </table:table-cell>
          <table:table-cell office:value-type="float" office:value="2.34651879509" calcext:value-type="float">
            <text:p>2.3465187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50" calcext:value-type="float">
            <text:p>50</text:p>
          </table:table-cell>
          <table:table-cell office:value-type="float" office:value="1.7623255834" calcext:value-type="float">
            <text:p>1.76232558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60" calcext:value-type="float">
            <text:p>60</text:p>
          </table:table-cell>
          <table:table-cell office:value-type="float" office:value="1.44053323263" calcext:value-type="float">
            <text:p>1.4405332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70" calcext:value-type="float">
            <text:p>70</text:p>
          </table:table-cell>
          <table:table-cell office:value-type="float" office:value="1.1751953591" calcext:value-type="float">
            <text:p>1.1751953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80" calcext:value-type="float">
            <text:p>80</text:p>
          </table:table-cell>
          <table:table-cell office:value-type="float" office:value="1.00554945979" calcext:value-type="float">
            <text:p>1.0055494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90" calcext:value-type="float">
            <text:p>90</text:p>
          </table:table-cell>
          <table:table-cell office:value-type="float" office:value="0.93365141196" calcext:value-type="float">
            <text:p>0.933651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00" calcext:value-type="float">
            <text:p>100</text:p>
          </table:table-cell>
          <table:table-cell office:value-type="float" office:value="0.79677237287" calcext:value-type="float">
            <text:p>0.7967723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10" calcext:value-type="float">
            <text:p>110</text:p>
          </table:table-cell>
          <table:table-cell office:value-type="float" office:value="0.68816453033" calcext:value-type="float">
            <text:p>0.6881645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20" calcext:value-type="float">
            <text:p>120</text:p>
          </table:table-cell>
          <table:table-cell office:value-type="float" office:value="0.65035550431" calcext:value-type="float">
            <text:p>0.6503555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30" calcext:value-type="float">
            <text:p>130</text:p>
          </table:table-cell>
          <table:table-cell office:value-type="float" office:value="0.58070986835" calcext:value-type="float">
            <text:p>0.5807098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40" calcext:value-type="float">
            <text:p>140</text:p>
          </table:table-cell>
          <table:table-cell office:value-type="float" office:value="0.53296862479" calcext:value-type="float">
            <text:p>0.5329686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50" calcext:value-type="float">
            <text:p>150</text:p>
          </table:table-cell>
          <table:table-cell office:value-type="float" office:value="0.48696013313" calcext:value-type="float">
            <text:p>0.4869601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60" calcext:value-type="float">
            <text:p>160</text:p>
          </table:table-cell>
          <table:table-cell office:value-type="float" office:value="0.45313050993" calcext:value-type="float">
            <text:p>0.4531305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70" calcext:value-type="float">
            <text:p>170</text:p>
          </table:table-cell>
          <table:table-cell office:value-type="float" office:value="0.43946575128" calcext:value-type="float">
            <text:p>0.43946575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80" calcext:value-type="float">
            <text:p>180</text:p>
          </table:table-cell>
          <table:table-cell office:value-type="float" office:value="0.41594787652" calcext:value-type="float">
            <text:p>0.4159478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90" calcext:value-type="float">
            <text:p>190</text:p>
          </table:table-cell>
          <table:table-cell office:value-type="float" office:value="0.37991570433" calcext:value-type="float">
            <text:p>0.3799157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200" calcext:value-type="float">
            <text:p>200</text:p>
          </table:table-cell>
          <table:table-cell office:value-type="float" office:value="0.36256136748" calcext:value-type="float">
            <text:p>0.3625613675</text:p>
          </table:table-cell>
          <table:table-cell table:number-columns-repeated="6"/>
        </table:table-row>
      </table:table>
      <table:table table:name="Entropy" table:style-name="ta1"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rmalization Meth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0 Norm</text:p>
          </table:table-cell>
          <table:table-cell office:value-type="string" calcext:value-type="string">
            <text:p>1 Norm</text:p>
          </table:table-cell>
          <table:table-cell office:value-type="string" calcext:value-type="string">
            <text:p>2 Norm V1</text:p>
          </table:table-cell>
          <table:table-cell office:value-type="string" calcext:value-type="string">
            <text:p>2 Norm V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20" calcext:value-type="float">
            <text:p>20</text:p>
          </table:table-cell>
          <table:table-cell office:value-type="float" office:value="1.030382784" calcext:value-type="float">
            <text:p>1.0303827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30382784" calcext:value-type="float">
            <text:p>1.030382784</text:p>
          </table:table-cell>
          <table:table-cell office:value-type="float" office:value="0.023958458" calcext:value-type="float">
            <text:p>0.023958458</text:p>
          </table:table-cell>
          <table:table-cell office:value-type="float" office:value="0.0564138" calcext:value-type="float">
            <text:p>0.0564138</text:p>
          </table:table-cell>
          <table:table-cell office:value-type="float" office:value="0.039313616" calcext:value-type="float">
            <text:p>0.039313616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30" calcext:value-type="float">
            <text:p>30</text:p>
          </table:table-cell>
          <table:table-cell office:value-type="float" office:value="1.004268112" calcext:value-type="float">
            <text:p>1.0042681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04268112" calcext:value-type="float">
            <text:p>1.004268112</text:p>
          </table:table-cell>
          <table:table-cell office:value-type="float" office:value="0.016352879" calcext:value-type="float">
            <text:p>0.016352879</text:p>
          </table:table-cell>
          <table:table-cell office:value-type="float" office:value="0.025969438" calcext:value-type="float">
            <text:p>0.025969438</text:p>
          </table:table-cell>
          <table:table-cell office:value-type="float" office:value="0.028996423" calcext:value-type="float">
            <text:p>0.028996423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40" calcext:value-type="float">
            <text:p>40</text:p>
          </table:table-cell>
          <table:table-cell office:value-type="float" office:value="0.373495654" calcext:value-type="float">
            <text:p>0.3734956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73495654" calcext:value-type="float">
            <text:p>0.373495654</text:p>
          </table:table-cell>
          <table:table-cell office:value-type="float" office:value="0.013784937" calcext:value-type="float">
            <text:p>0.013784937</text:p>
          </table:table-cell>
          <table:table-cell office:value-type="float" office:value="0.022835085" calcext:value-type="float">
            <text:p>0.022835085</text:p>
          </table:table-cell>
          <table:table-cell office:value-type="float" office:value="0.019177819" calcext:value-type="float">
            <text:p>0.019177819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50" calcext:value-type="float">
            <text:p>50</text:p>
          </table:table-cell>
          <table:table-cell office:value-type="float" office:value="0.345385532" calcext:value-type="float">
            <text:p>0.3453855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45385532" calcext:value-type="float">
            <text:p>0.345385532</text:p>
          </table:table-cell>
          <table:table-cell office:value-type="float" office:value="0.012284532" calcext:value-type="float">
            <text:p>0.012284532</text:p>
          </table:table-cell>
          <table:table-cell office:value-type="float" office:value="0.016230996" calcext:value-type="float">
            <text:p>0.016230996</text:p>
          </table:table-cell>
          <table:table-cell office:value-type="float" office:value="0.01667627" calcext:value-type="float">
            <text:p>0.01667627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60" calcext:value-type="float">
            <text:p>60</text:p>
          </table:table-cell>
          <table:table-cell office:value-type="float" office:value="0.32667045" calcext:value-type="float">
            <text:p>0.326670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2667045" calcext:value-type="float">
            <text:p>0.32667045</text:p>
          </table:table-cell>
          <table:table-cell office:value-type="float" office:value="0.011243656" calcext:value-type="float">
            <text:p>0.011243656</text:p>
          </table:table-cell>
          <table:table-cell office:value-type="float" office:value="0.016977223" calcext:value-type="float">
            <text:p>0.016977223</text:p>
          </table:table-cell>
          <table:table-cell office:value-type="float" office:value="0.016668562" calcext:value-type="float">
            <text:p>0.01666856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70" calcext:value-type="float">
            <text:p>70</text:p>
          </table:table-cell>
          <table:table-cell office:value-type="float" office:value="0.306190454" calcext:value-type="float">
            <text:p>0.3061904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306190454" calcext:value-type="float">
            <text:p>0.306190454</text:p>
          </table:table-cell>
          <table:table-cell office:value-type="float" office:value="0.010114768" calcext:value-type="float">
            <text:p>0.010114768</text:p>
          </table:table-cell>
          <table:table-cell office:value-type="float" office:value="0.01591181" calcext:value-type="float">
            <text:p>0.01591181</text:p>
          </table:table-cell>
          <table:table-cell office:value-type="float" office:value="0.014925045" calcext:value-type="float">
            <text:p>0.01492504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80" calcext:value-type="float">
            <text:p>80</text:p>
          </table:table-cell>
          <table:table-cell office:value-type="float" office:value="0.311458987" calcext:value-type="float">
            <text:p>0.3114589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311458987" calcext:value-type="float">
            <text:p>0.311458987</text:p>
          </table:table-cell>
          <table:table-cell office:value-type="float" office:value="0.008838104" calcext:value-type="float">
            <text:p>0.008838104</text:p>
          </table:table-cell>
          <table:table-cell office:value-type="float" office:value="0.013773152" calcext:value-type="float">
            <text:p>0.013773152</text:p>
          </table:table-cell>
          <table:table-cell office:value-type="float" office:value="0.012925435" calcext:value-type="float">
            <text:p>0.01292543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90" calcext:value-type="float">
            <text:p>90</text:p>
          </table:table-cell>
          <table:table-cell office:value-type="float" office:value="0.183929862" calcext:value-type="float">
            <text:p>0.18392986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83929862" calcext:value-type="float">
            <text:p>0.183929862</text:p>
          </table:table-cell>
          <table:table-cell office:value-type="float" office:value="0.010175283" calcext:value-type="float">
            <text:p>0.010175283</text:p>
          </table:table-cell>
          <table:table-cell office:value-type="float" office:value="0.012782342" calcext:value-type="float">
            <text:p>0.012782342</text:p>
          </table:table-cell>
          <table:table-cell office:value-type="float" office:value="0.011054088" calcext:value-type="float">
            <text:p>0.011054088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00" calcext:value-type="float">
            <text:p>100</text:p>
          </table:table-cell>
          <table:table-cell office:value-type="float" office:value="0.181976027" calcext:value-type="float">
            <text:p>0.181976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81976027" calcext:value-type="float">
            <text:p>0.181976027</text:p>
          </table:table-cell>
          <table:table-cell office:value-type="float" office:value="0.008231151" calcext:value-type="float">
            <text:p>0.008231151</text:p>
          </table:table-cell>
          <table:table-cell office:value-type="float" office:value="0.012682832" calcext:value-type="float">
            <text:p>0.012682832</text:p>
          </table:table-cell>
          <table:table-cell office:value-type="float" office:value="0.013376931" calcext:value-type="float">
            <text:p>0.013376931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10" calcext:value-type="float">
            <text:p>110</text:p>
          </table:table-cell>
          <table:table-cell office:value-type="float" office:value="0.181939679" calcext:value-type="float">
            <text:p>0.1819396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81939679" calcext:value-type="float">
            <text:p>0.181939679</text:p>
          </table:table-cell>
          <table:table-cell office:value-type="float" office:value="0.008641291" calcext:value-type="float">
            <text:p>0.008641291</text:p>
          </table:table-cell>
          <table:table-cell office:value-type="float" office:value="0.011157741" calcext:value-type="float">
            <text:p>0.011157741</text:p>
          </table:table-cell>
          <table:table-cell office:value-type="float" office:value="0.012815921" calcext:value-type="float">
            <text:p>0.012815921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20" calcext:value-type="float">
            <text:p>120</text:p>
          </table:table-cell>
          <table:table-cell office:value-type="float" office:value="0.070889118" calcext:value-type="float">
            <text:p>0.0708891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70889118" calcext:value-type="float">
            <text:p>0.070889118</text:p>
          </table:table-cell>
          <table:table-cell office:value-type="float" office:value="0.008191932" calcext:value-type="float">
            <text:p>0.008191932</text:p>
          </table:table-cell>
          <table:table-cell office:value-type="float" office:value="0.01083875" calcext:value-type="float">
            <text:p>0.01083875</text:p>
          </table:table-cell>
          <table:table-cell office:value-type="float" office:value="0.009993948" calcext:value-type="float">
            <text:p>0.009993948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30" calcext:value-type="float">
            <text:p>130</text:p>
          </table:table-cell>
          <table:table-cell office:value-type="float" office:value="0.127379171" calcext:value-type="float">
            <text:p>0.1273791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27379171" calcext:value-type="float">
            <text:p>0.127379171</text:p>
          </table:table-cell>
          <table:table-cell office:value-type="float" office:value="0.007713087" calcext:value-type="float">
            <text:p>0.007713087</text:p>
          </table:table-cell>
          <table:table-cell office:value-type="float" office:value="0.011212552" calcext:value-type="float">
            <text:p>0.011212552</text:p>
          </table:table-cell>
          <table:table-cell office:value-type="float" office:value="0.007804668" calcext:value-type="float">
            <text:p>0.007804668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40" calcext:value-type="float">
            <text:p>140</text:p>
          </table:table-cell>
          <table:table-cell office:value-type="float" office:value="0.055315151" calcext:value-type="float">
            <text:p>0.0553151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55315151" calcext:value-type="float">
            <text:p>0.055315151</text:p>
          </table:table-cell>
          <table:table-cell office:value-type="float" office:value="0.007424113" calcext:value-type="float">
            <text:p>0.007424113</text:p>
          </table:table-cell>
          <table:table-cell office:value-type="float" office:value="0.008988638" calcext:value-type="float">
            <text:p>0.008988638</text:p>
          </table:table-cell>
          <table:table-cell office:value-type="float" office:value="0.010858436" calcext:value-type="float">
            <text:p>0.010858436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50" calcext:value-type="float">
            <text:p>150</text:p>
          </table:table-cell>
          <table:table-cell office:value-type="float" office:value="0.071836985" calcext:value-type="float">
            <text:p>0.0718369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71836985" calcext:value-type="float">
            <text:p>0.071836985</text:p>
          </table:table-cell>
          <table:table-cell office:value-type="float" office:value="0.007546811" calcext:value-type="float">
            <text:p>0.007546811</text:p>
          </table:table-cell>
          <table:table-cell office:value-type="float" office:value="0.007716758" calcext:value-type="float">
            <text:p>0.007716758</text:p>
          </table:table-cell>
          <table:table-cell office:value-type="float" office:value="0.007023452" calcext:value-type="float">
            <text:p>0.00702345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60" calcext:value-type="float">
            <text:p>160</text:p>
          </table:table-cell>
          <table:table-cell office:value-type="float" office:value="0.054634565" calcext:value-type="float">
            <text:p>0.0546345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54634565" calcext:value-type="float">
            <text:p>0.054634565</text:p>
          </table:table-cell>
          <table:table-cell office:value-type="float" office:value="0.007002846" calcext:value-type="float">
            <text:p>0.007002846</text:p>
          </table:table-cell>
          <table:table-cell office:value-type="float" office:value="0.011197128" calcext:value-type="float">
            <text:p>0.011197128</text:p>
          </table:table-cell>
          <table:table-cell office:value-type="float" office:value="0.008631437" calcext:value-type="float">
            <text:p>0.008631437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70" calcext:value-type="float">
            <text:p>170</text:p>
          </table:table-cell>
          <table:table-cell office:value-type="float" office:value="0.054812584" calcext:value-type="float">
            <text:p>0.05481258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54812584" calcext:value-type="float">
            <text:p>0.054812584</text:p>
          </table:table-cell>
          <table:table-cell office:value-type="float" office:value="0.00781529" calcext:value-type="float">
            <text:p>0.00781529</text:p>
          </table:table-cell>
          <table:table-cell office:value-type="float" office:value="0.007054059" calcext:value-type="float">
            <text:p>0.007054059</text:p>
          </table:table-cell>
          <table:table-cell office:value-type="float" office:value="0.007183821" calcext:value-type="float">
            <text:p>0.007183821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80" calcext:value-type="float">
            <text:p>180</text:p>
          </table:table-cell>
          <table:table-cell office:value-type="float" office:value="0.05409406" calcext:value-type="float">
            <text:p>0.0540940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5409406" calcext:value-type="float">
            <text:p>0.05409406</text:p>
          </table:table-cell>
          <table:table-cell office:value-type="float" office:value="0.006836278" calcext:value-type="float">
            <text:p>0.006836278</text:p>
          </table:table-cell>
          <table:table-cell office:value-type="float" office:value="0.008751188" calcext:value-type="float">
            <text:p>0.008751188</text:p>
          </table:table-cell>
          <table:table-cell office:value-type="float" office:value="0.005960632" calcext:value-type="float">
            <text:p>0.005960632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190" calcext:value-type="float">
            <text:p>190</text:p>
          </table:table-cell>
          <table:table-cell office:value-type="float" office:value="0.055486589" calcext:value-type="float">
            <text:p>0.0554865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5486589" calcext:value-type="float">
            <text:p>0.055486589</text:p>
          </table:table-cell>
          <table:table-cell office:value-type="float" office:value="0.006441717" calcext:value-type="float">
            <text:p>0.006441717</text:p>
          </table:table-cell>
          <table:table-cell office:value-type="float" office:value="0.006596787" calcext:value-type="float">
            <text:p>0.006596787</text:p>
          </table:table-cell>
          <table:table-cell office:value-type="float" office:value="0.005806205" calcext:value-type="float">
            <text:p>0.005806205</text:p>
          </table:table-cell>
        </table:table-row>
        <table:table-row table:style-name="ro1">
          <table:table-cell office:value-type="string" calcext:value-type="string">
            <text:p>0Norm</text:p>
          </table:table-cell>
          <table:table-cell office:value-type="float" office:value="200" calcext:value-type="float">
            <text:p>200</text:p>
          </table:table-cell>
          <table:table-cell office:value-type="float" office:value="0.071722239" calcext:value-type="float">
            <text:p>0.071722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71722239" calcext:value-type="float">
            <text:p>0.071722239</text:p>
          </table:table-cell>
          <table:table-cell office:value-type="float" office:value="0.007137942" calcext:value-type="float">
            <text:p>0.007137942</text:p>
          </table:table-cell>
          <table:table-cell office:value-type="float" office:value="0.006261701" calcext:value-type="float">
            <text:p>0.006261701</text:p>
          </table:table-cell>
          <table:table-cell office:value-type="float" office:value="0.006982307" calcext:value-type="float">
            <text:p>0.006982307</text:p>
          </table:table-cell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20" calcext:value-type="float">
            <text:p>20</text:p>
          </table:table-cell>
          <table:table-cell office:value-type="float" office:value="0.023958458" calcext:value-type="float">
            <text:p>0.023958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30" calcext:value-type="float">
            <text:p>30</text:p>
          </table:table-cell>
          <table:table-cell office:value-type="float" office:value="0.016352879" calcext:value-type="float">
            <text:p>0.016352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40" calcext:value-type="float">
            <text:p>40</text:p>
          </table:table-cell>
          <table:table-cell office:value-type="float" office:value="0.013784937" calcext:value-type="float">
            <text:p>0.013784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50" calcext:value-type="float">
            <text:p>50</text:p>
          </table:table-cell>
          <table:table-cell office:value-type="float" office:value="0.012284532" calcext:value-type="float">
            <text:p>0.012284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60" calcext:value-type="float">
            <text:p>60</text:p>
          </table:table-cell>
          <table:table-cell office:value-type="float" office:value="0.011243656" calcext:value-type="float">
            <text:p>0.011243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70" calcext:value-type="float">
            <text:p>70</text:p>
          </table:table-cell>
          <table:table-cell office:value-type="float" office:value="0.010114768" calcext:value-type="float">
            <text:p>0.010114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80" calcext:value-type="float">
            <text:p>80</text:p>
          </table:table-cell>
          <table:table-cell office:value-type="float" office:value="0.008838104" calcext:value-type="float">
            <text:p>0.008838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90" calcext:value-type="float">
            <text:p>90</text:p>
          </table:table-cell>
          <table:table-cell office:value-type="float" office:value="0.010175283" calcext:value-type="float">
            <text:p>0.010175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00" calcext:value-type="float">
            <text:p>100</text:p>
          </table:table-cell>
          <table:table-cell office:value-type="float" office:value="0.008231151" calcext:value-type="float">
            <text:p>0.008231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10" calcext:value-type="float">
            <text:p>110</text:p>
          </table:table-cell>
          <table:table-cell office:value-type="float" office:value="0.008641291" calcext:value-type="float">
            <text:p>0.008641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20" calcext:value-type="float">
            <text:p>120</text:p>
          </table:table-cell>
          <table:table-cell office:value-type="float" office:value="0.008191932" calcext:value-type="float">
            <text:p>0.008191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30" calcext:value-type="float">
            <text:p>130</text:p>
          </table:table-cell>
          <table:table-cell office:value-type="float" office:value="0.007713087" calcext:value-type="float">
            <text:p>0.007713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40" calcext:value-type="float">
            <text:p>140</text:p>
          </table:table-cell>
          <table:table-cell office:value-type="float" office:value="0.007424113" calcext:value-type="float">
            <text:p>0.007424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50" calcext:value-type="float">
            <text:p>150</text:p>
          </table:table-cell>
          <table:table-cell office:value-type="float" office:value="0.007546811" calcext:value-type="float">
            <text:p>0.0075468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60" calcext:value-type="float">
            <text:p>160</text:p>
          </table:table-cell>
          <table:table-cell office:value-type="float" office:value="0.007002846" calcext:value-type="float">
            <text:p>0.007002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70" calcext:value-type="float">
            <text:p>170</text:p>
          </table:table-cell>
          <table:table-cell office:value-type="float" office:value="0.00781529" calcext:value-type="float">
            <text:p>0.00781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80" calcext:value-type="float">
            <text:p>180</text:p>
          </table:table-cell>
          <table:table-cell office:value-type="float" office:value="0.006836278" calcext:value-type="float">
            <text:p>0.006836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190" calcext:value-type="float">
            <text:p>190</text:p>
          </table:table-cell>
          <table:table-cell office:value-type="float" office:value="0.006441717" calcext:value-type="float">
            <text:p>0.00644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orm</text:p>
          </table:table-cell>
          <table:table-cell office:value-type="float" office:value="200" calcext:value-type="float">
            <text:p>200</text:p>
          </table:table-cell>
          <table:table-cell office:value-type="float" office:value="0.007137942" calcext:value-type="float">
            <text:p>0.007137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20" calcext:value-type="float">
            <text:p>20</text:p>
          </table:table-cell>
          <table:table-cell office:value-type="float" office:value="0.0564138" calcext:value-type="float">
            <text:p>0.0564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30" calcext:value-type="float">
            <text:p>30</text:p>
          </table:table-cell>
          <table:table-cell office:value-type="float" office:value="0.025969438" calcext:value-type="float">
            <text:p>0.025969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40" calcext:value-type="float">
            <text:p>40</text:p>
          </table:table-cell>
          <table:table-cell office:value-type="float" office:value="0.022835085" calcext:value-type="float">
            <text:p>0.022835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50" calcext:value-type="float">
            <text:p>50</text:p>
          </table:table-cell>
          <table:table-cell office:value-type="float" office:value="0.016230996" calcext:value-type="float">
            <text:p>0.016230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60" calcext:value-type="float">
            <text:p>60</text:p>
          </table:table-cell>
          <table:table-cell office:value-type="float" office:value="0.016977223" calcext:value-type="float">
            <text:p>0.016977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70" calcext:value-type="float">
            <text:p>70</text:p>
          </table:table-cell>
          <table:table-cell office:value-type="float" office:value="0.01591181" calcext:value-type="float">
            <text:p>0.01591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80" calcext:value-type="float">
            <text:p>80</text:p>
          </table:table-cell>
          <table:table-cell office:value-type="float" office:value="0.013773152" calcext:value-type="float">
            <text:p>0.013773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90" calcext:value-type="float">
            <text:p>90</text:p>
          </table:table-cell>
          <table:table-cell office:value-type="float" office:value="0.012782342" calcext:value-type="float">
            <text:p>0.012782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00" calcext:value-type="float">
            <text:p>100</text:p>
          </table:table-cell>
          <table:table-cell office:value-type="float" office:value="0.012682832" calcext:value-type="float">
            <text:p>0.012682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10" calcext:value-type="float">
            <text:p>110</text:p>
          </table:table-cell>
          <table:table-cell office:value-type="float" office:value="0.011157741" calcext:value-type="float">
            <text:p>0.011157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20" calcext:value-type="float">
            <text:p>120</text:p>
          </table:table-cell>
          <table:table-cell office:value-type="float" office:value="0.01083875" calcext:value-type="float">
            <text:p>0.01083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30" calcext:value-type="float">
            <text:p>130</text:p>
          </table:table-cell>
          <table:table-cell office:value-type="float" office:value="0.011212552" calcext:value-type="float">
            <text:p>0.011212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40" calcext:value-type="float">
            <text:p>140</text:p>
          </table:table-cell>
          <table:table-cell office:value-type="float" office:value="0.008988638" calcext:value-type="float">
            <text:p>0.008988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50" calcext:value-type="float">
            <text:p>150</text:p>
          </table:table-cell>
          <table:table-cell office:value-type="float" office:value="0.007716758" calcext:value-type="float">
            <text:p>0.007716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60" calcext:value-type="float">
            <text:p>160</text:p>
          </table:table-cell>
          <table:table-cell office:value-type="float" office:value="0.011197128" calcext:value-type="float">
            <text:p>0.011197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70" calcext:value-type="float">
            <text:p>170</text:p>
          </table:table-cell>
          <table:table-cell office:value-type="float" office:value="0.007054059" calcext:value-type="float">
            <text:p>0.007054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80" calcext:value-type="float">
            <text:p>180</text:p>
          </table:table-cell>
          <table:table-cell office:value-type="float" office:value="0.008751188" calcext:value-type="float">
            <text:p>0.008751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190" calcext:value-type="float">
            <text:p>190</text:p>
          </table:table-cell>
          <table:table-cell office:value-type="float" office:value="0.006596787" calcext:value-type="float">
            <text:p>0.006596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1</text:p>
          </table:table-cell>
          <table:table-cell office:value-type="float" office:value="200" calcext:value-type="float">
            <text:p>200</text:p>
          </table:table-cell>
          <table:table-cell office:value-type="float" office:value="0.006261701" calcext:value-type="float">
            <text:p>0.00626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20" calcext:value-type="float">
            <text:p>20</text:p>
          </table:table-cell>
          <table:table-cell office:value-type="float" office:value="0.039313616" calcext:value-type="float">
            <text:p>0.039313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30" calcext:value-type="float">
            <text:p>30</text:p>
          </table:table-cell>
          <table:table-cell office:value-type="float" office:value="0.028996423" calcext:value-type="float">
            <text:p>0.028996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40" calcext:value-type="float">
            <text:p>40</text:p>
          </table:table-cell>
          <table:table-cell office:value-type="float" office:value="0.019177819" calcext:value-type="float">
            <text:p>0.019177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50" calcext:value-type="float">
            <text:p>50</text:p>
          </table:table-cell>
          <table:table-cell office:value-type="float" office:value="0.01667627" calcext:value-type="float">
            <text:p>0.01667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60" calcext:value-type="float">
            <text:p>60</text:p>
          </table:table-cell>
          <table:table-cell office:value-type="float" office:value="0.016668562" calcext:value-type="float">
            <text:p>0.016668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70" calcext:value-type="float">
            <text:p>70</text:p>
          </table:table-cell>
          <table:table-cell office:value-type="float" office:value="0.014925045" calcext:value-type="float">
            <text:p>0.014925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80" calcext:value-type="float">
            <text:p>80</text:p>
          </table:table-cell>
          <table:table-cell office:value-type="float" office:value="0.012925435" calcext:value-type="float">
            <text:p>0.012925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90" calcext:value-type="float">
            <text:p>90</text:p>
          </table:table-cell>
          <table:table-cell office:value-type="float" office:value="0.011054088" calcext:value-type="float">
            <text:p>0.011054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00" calcext:value-type="float">
            <text:p>100</text:p>
          </table:table-cell>
          <table:table-cell office:value-type="float" office:value="0.013376931" calcext:value-type="float">
            <text:p>0.01337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10" calcext:value-type="float">
            <text:p>110</text:p>
          </table:table-cell>
          <table:table-cell office:value-type="float" office:value="0.012815921" calcext:value-type="float">
            <text:p>0.012815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20" calcext:value-type="float">
            <text:p>120</text:p>
          </table:table-cell>
          <table:table-cell office:value-type="float" office:value="0.009993948" calcext:value-type="float">
            <text:p>0.009993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30" calcext:value-type="float">
            <text:p>130</text:p>
          </table:table-cell>
          <table:table-cell office:value-type="float" office:value="0.007804668" calcext:value-type="float">
            <text:p>0.007804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40" calcext:value-type="float">
            <text:p>140</text:p>
          </table:table-cell>
          <table:table-cell office:value-type="float" office:value="0.010858436" calcext:value-type="float">
            <text:p>0.010858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50" calcext:value-type="float">
            <text:p>150</text:p>
          </table:table-cell>
          <table:table-cell office:value-type="float" office:value="0.007023452" calcext:value-type="float">
            <text:p>0.007023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60" calcext:value-type="float">
            <text:p>160</text:p>
          </table:table-cell>
          <table:table-cell office:value-type="float" office:value="0.008631437" calcext:value-type="float">
            <text:p>0.008631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70" calcext:value-type="float">
            <text:p>170</text:p>
          </table:table-cell>
          <table:table-cell office:value-type="float" office:value="0.007183821" calcext:value-type="float">
            <text:p>0.007183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80" calcext:value-type="float">
            <text:p>180</text:p>
          </table:table-cell>
          <table:table-cell office:value-type="float" office:value="0.005960632" calcext:value-type="float">
            <text:p>0.005960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190" calcext:value-type="float">
            <text:p>190</text:p>
          </table:table-cell>
          <table:table-cell office:value-type="float" office:value="0.005806205" calcext:value-type="float">
            <text:p>0.005806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ormV2</text:p>
          </table:table-cell>
          <table:table-cell office:value-type="float" office:value="200" calcext:value-type="float">
            <text:p>200</text:p>
          </table:table-cell>
          <table:table-cell office:value-type="float" office:value="0.006982307" calcext:value-type="float">
            <text:p>0.006982307</text:p>
          </table:table-cell>
          <table:table-cell table:number-columns-repeated="6"/>
        </table:table-row>
      </table:table>
      <table:table table:name="WSSSE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ormalization Meth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SSS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1 Norm</text:p>
          </table:table-cell>
          <table:table-cell office:value-type="string" calcext:value-type="string">
            <text:p>2 Norm V1</text:p>
          </table:table-cell>
          <table:table-cell office:value-type="string" calcext:value-type="string">
            <text:p>2 Norm V2</text:p>
          </table:table-cell>
          <table:table-cell office:value-type="string" calcext:value-type="string">
            <text:p>0 Norm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20" calcext:value-type="float">
            <text:p>20</text:p>
          </table:table-cell>
          <table:table-cell office:value-type="float" office:value="229042.37" calcext:value-type="float">
            <text:p>229042.3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229042.37" calcext:value-type="float">
            <text:p>2.2904237E+005</text:p>
          </table:table-cell>
          <table:table-cell table:style-name="ce3" office:value-type="float" office:value="43784157" calcext:value-type="float">
            <text:p>4.3784157E+007</text:p>
          </table:table-cell>
          <table:table-cell table:style-name="ce3" office:value-type="float" office:value="38057302" calcext:value-type="float">
            <text:p>3.8057302E+007</text:p>
          </table:table-cell>
          <table:table-cell table:style-name="ce3" office:value-type="float" office:value="196965140000000" calcext:value-type="float">
            <text:p>1.9696514E+014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30" calcext:value-type="float">
            <text:p>30</text:p>
          </table:table-cell>
          <table:table-cell office:value-type="float" office:value="171078.15" calcext:value-type="float">
            <text:p>171078.15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71078.15" calcext:value-type="float">
            <text:p>1.7107815E+005</text:p>
          </table:table-cell>
          <table:table-cell table:style-name="ce3" office:value-type="float" office:value="17004460" calcext:value-type="float">
            <text:p>1.7004460E+007</text:p>
          </table:table-cell>
          <table:table-cell table:style-name="ce3" office:value-type="float" office:value="21600232" calcext:value-type="float">
            <text:p>2.1600232E+007</text:p>
          </table:table-cell>
          <table:table-cell table:style-name="ce3" office:value-type="float" office:value="56755400000000" calcext:value-type="float">
            <text:p>5.6755400E+013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40" calcext:value-type="float">
            <text:p>40</text:p>
          </table:table-cell>
          <table:table-cell office:value-type="float" office:value="131902.35" calcext:value-type="float">
            <text:p>131902.3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" office:value-type="float" office:value="131902.35" calcext:value-type="float">
            <text:p>1.3190235E+005</text:p>
          </table:table-cell>
          <table:table-cell table:style-name="ce3" office:value-type="float" office:value="11209960" calcext:value-type="float">
            <text:p>1.1209960E+007</text:p>
          </table:table-cell>
          <table:table-cell table:style-name="ce3" office:value-type="float" office:value="11494260" calcext:value-type="float">
            <text:p>1.1494260E+007</text:p>
          </table:table-cell>
          <table:table-cell table:style-name="ce3" office:value-type="float" office:value="23165027000000" calcext:value-type="float">
            <text:p>2.3165027E+013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50" calcext:value-type="float">
            <text:p>50</text:p>
          </table:table-cell>
          <table:table-cell office:value-type="float" office:value="104477.89" calcext:value-type="float">
            <text:p>104477.8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104477.89" calcext:value-type="float">
            <text:p>1.0447789E+005</text:p>
          </table:table-cell>
          <table:table-cell table:style-name="ce3" office:value-type="float" office:value="9091417" calcext:value-type="float">
            <text:p>9.0914170E+006</text:p>
          </table:table-cell>
          <table:table-cell table:style-name="ce3" office:value-type="float" office:value="8632630.3" calcext:value-type="float">
            <text:p>8.6326303E+006</text:p>
          </table:table-cell>
          <table:table-cell table:style-name="ce3" office:value-type="float" office:value="9721460400000" calcext:value-type="float">
            <text:p>9.7214604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60" calcext:value-type="float">
            <text:p>60</text:p>
          </table:table-cell>
          <table:table-cell office:value-type="float" office:value="95267.617" calcext:value-type="float">
            <text:p>95267.617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5267.617" calcext:value-type="float">
            <text:p>9.5267617E+004</text:p>
          </table:table-cell>
          <table:table-cell table:style-name="ce3" office:value-type="float" office:value="7229374.4" calcext:value-type="float">
            <text:p>7.2293744E+006</text:p>
          </table:table-cell>
          <table:table-cell table:style-name="ce3" office:value-type="float" office:value="7056352.6" calcext:value-type="float">
            <text:p>7.0563526E+006</text:p>
          </table:table-cell>
          <table:table-cell table:style-name="ce3" office:value-type="float" office:value="5794070500000" calcext:value-type="float">
            <text:p>5.7940705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70" calcext:value-type="float">
            <text:p>70</text:p>
          </table:table-cell>
          <table:table-cell office:value-type="float" office:value="86125.711" calcext:value-type="float">
            <text:p>86125.711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6125.711" calcext:value-type="float">
            <text:p>8.6125711E+004</text:p>
          </table:table-cell>
          <table:table-cell table:style-name="ce3" office:value-type="float" office:value="5923034.7" calcext:value-type="float">
            <text:p>5.9230347E+006</text:p>
          </table:table-cell>
          <table:table-cell table:style-name="ce3" office:value-type="float" office:value="5756613.4" calcext:value-type="float">
            <text:p>5.7566134E+006</text:p>
          </table:table-cell>
          <table:table-cell table:style-name="ce3" office:value-type="float" office:value="4161689600000" calcext:value-type="float">
            <text:p>4.1616896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80" calcext:value-type="float">
            <text:p>80</text:p>
          </table:table-cell>
          <table:table-cell office:value-type="float" office:value="73845.306" calcext:value-type="float">
            <text:p>73845.306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73845.306" calcext:value-type="float">
            <text:p>7.3845306E+004</text:p>
          </table:table-cell>
          <table:table-cell table:style-name="ce3" office:value-type="float" office:value="5092196.7" calcext:value-type="float">
            <text:p>5.0921967E+006</text:p>
          </table:table-cell>
          <table:table-cell table:style-name="ce3" office:value-type="float" office:value="4925614.6" calcext:value-type="float">
            <text:p>4.9256146E+006</text:p>
          </table:table-cell>
          <table:table-cell table:style-name="ce3" office:value-type="float" office:value="2914638800000" calcext:value-type="float">
            <text:p>2.9146388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90" calcext:value-type="float">
            <text:p>90</text:p>
          </table:table-cell>
          <table:table-cell office:value-type="float" office:value="66876.439" calcext:value-type="float">
            <text:p>66876.439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66876.439" calcext:value-type="float">
            <text:p>6.6876439E+004</text:p>
          </table:table-cell>
          <table:table-cell table:style-name="ce3" office:value-type="float" office:value="4471484.7" calcext:value-type="float">
            <text:p>4.4714847E+006</text:p>
          </table:table-cell>
          <table:table-cell table:style-name="ce3" office:value-type="float" office:value="4573427" calcext:value-type="float">
            <text:p>4.5734270E+006</text:p>
          </table:table-cell>
          <table:table-cell table:style-name="ce3" office:value-type="float" office:value="1952307200000" calcext:value-type="float">
            <text:p>1.9523072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00" calcext:value-type="float">
            <text:p>100</text:p>
          </table:table-cell>
          <table:table-cell office:value-type="float" office:value="61448.099" calcext:value-type="float">
            <text:p>61448.09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61448.099" calcext:value-type="float">
            <text:p>6.1448099E+004</text:p>
          </table:table-cell>
          <table:table-cell table:style-name="ce3" office:value-type="float" office:value="4012595.2" calcext:value-type="float">
            <text:p>4.0125952E+006</text:p>
          </table:table-cell>
          <table:table-cell table:style-name="ce3" office:value-type="float" office:value="3902934.5" calcext:value-type="float">
            <text:p>3.9029345E+006</text:p>
          </table:table-cell>
          <table:table-cell table:style-name="ce3" office:value-type="float" office:value="1301933500000" calcext:value-type="float">
            <text:p>1.3019335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10" calcext:value-type="float">
            <text:p>110</text:p>
          </table:table-cell>
          <table:table-cell office:value-type="float" office:value="56012.3" calcext:value-type="float">
            <text:p>56012.3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3" office:value-type="float" office:value="56012.3" calcext:value-type="float">
            <text:p>5.6012300E+004</text:p>
          </table:table-cell>
          <table:table-cell table:style-name="ce3" office:value-type="float" office:value="3407562.1" calcext:value-type="float">
            <text:p>3.4075621E+006</text:p>
          </table:table-cell>
          <table:table-cell table:style-name="ce3" office:value-type="float" office:value="3370926.5" calcext:value-type="float">
            <text:p>3.3709265E+006</text:p>
          </table:table-cell>
          <table:table-cell table:style-name="ce3" office:value-type="float" office:value="1046782100000" calcext:value-type="float">
            <text:p>1.0467821E+012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20" calcext:value-type="float">
            <text:p>120</text:p>
          </table:table-cell>
          <table:table-cell office:value-type="float" office:value="54390.947" calcext:value-type="float">
            <text:p>54390.947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3" office:value-type="float" office:value="54390.947" calcext:value-type="float">
            <text:p>5.4390947E+004</text:p>
          </table:table-cell>
          <table:table-cell table:style-name="ce3" office:value-type="float" office:value="3116814.9" calcext:value-type="float">
            <text:p>3.1168149E+006</text:p>
          </table:table-cell>
          <table:table-cell table:style-name="ce3" office:value-type="float" office:value="3185721.6" calcext:value-type="float">
            <text:p>3.1857216E+006</text:p>
          </table:table-cell>
          <table:table-cell table:style-name="ce3" office:value-type="float" office:value="869000140000" calcext:value-type="float">
            <text:p>8.6900014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30" calcext:value-type="float">
            <text:p>130</text:p>
          </table:table-cell>
          <table:table-cell office:value-type="float" office:value="51872.389" calcext:value-type="float">
            <text:p>51872.389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3" office:value-type="float" office:value="51872.389" calcext:value-type="float">
            <text:p>5.1872389E+004</text:p>
          </table:table-cell>
          <table:table-cell table:style-name="ce3" office:value-type="float" office:value="2937207.1" calcext:value-type="float">
            <text:p>2.9372071E+006</text:p>
          </table:table-cell>
          <table:table-cell table:style-name="ce3" office:value-type="float" office:value="2844567.2" calcext:value-type="float">
            <text:p>2.8445672E+006</text:p>
          </table:table-cell>
          <table:table-cell table:style-name="ce3" office:value-type="float" office:value="728649940000" calcext:value-type="float">
            <text:p>7.2864994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40" calcext:value-type="float">
            <text:p>140</text:p>
          </table:table-cell>
          <table:table-cell office:value-type="float" office:value="48923.17" calcext:value-type="float">
            <text:p>48923.17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3" office:value-type="float" office:value="48923.17" calcext:value-type="float">
            <text:p>4.8923170E+004</text:p>
          </table:table-cell>
          <table:table-cell table:style-name="ce3" office:value-type="float" office:value="2630651.7" calcext:value-type="float">
            <text:p>2.6306517E+006</text:p>
          </table:table-cell>
          <table:table-cell table:style-name="ce3" office:value-type="float" office:value="2610710" calcext:value-type="float">
            <text:p>2.6107100E+006</text:p>
          </table:table-cell>
          <table:table-cell table:style-name="ce3" office:value-type="float" office:value="595550320000" calcext:value-type="float">
            <text:p>5.9555032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50" calcext:value-type="float">
            <text:p>150</text:p>
          </table:table-cell>
          <table:table-cell office:value-type="float" office:value="45427.279" calcext:value-type="float">
            <text:p>45427.279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3" office:value-type="float" office:value="45427.279" calcext:value-type="float">
            <text:p>4.5427279E+004</text:p>
          </table:table-cell>
          <table:table-cell table:style-name="ce3" office:value-type="float" office:value="2415578.7" calcext:value-type="float">
            <text:p>2.4155787E+006</text:p>
          </table:table-cell>
          <table:table-cell table:style-name="ce3" office:value-type="float" office:value="2385340.6" calcext:value-type="float">
            <text:p>2.3853406E+006</text:p>
          </table:table-cell>
          <table:table-cell table:style-name="ce3" office:value-type="float" office:value="490465550000" calcext:value-type="float">
            <text:p>4.9046555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60" calcext:value-type="float">
            <text:p>160</text:p>
          </table:table-cell>
          <table:table-cell office:value-type="float" office:value="42897.758" calcext:value-type="float">
            <text:p>42897.75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3" office:value-type="float" office:value="42897.758" calcext:value-type="float">
            <text:p>4.2897758E+004</text:p>
          </table:table-cell>
          <table:table-cell table:style-name="ce3" office:value-type="float" office:value="2312963.1" calcext:value-type="float">
            <text:p>2.3129631E+006</text:p>
          </table:table-cell>
          <table:table-cell table:style-name="ce3" office:value-type="float" office:value="2219628.5" calcext:value-type="float">
            <text:p>2.2196285E+006</text:p>
          </table:table-cell>
          <table:table-cell table:style-name="ce3" office:value-type="float" office:value="401472640000" calcext:value-type="float">
            <text:p>4.0147264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70" calcext:value-type="float">
            <text:p>170</text:p>
          </table:table-cell>
          <table:table-cell office:value-type="float" office:value="41475.633" calcext:value-type="float">
            <text:p>41475.633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3" office:value-type="float" office:value="41475.633" calcext:value-type="float">
            <text:p>4.1475633E+004</text:p>
          </table:table-cell>
          <table:table-cell table:style-name="ce3" office:value-type="float" office:value="2135472" calcext:value-type="float">
            <text:p>2.1354720E+006</text:p>
          </table:table-cell>
          <table:table-cell table:style-name="ce3" office:value-type="float" office:value="2152692.7" calcext:value-type="float">
            <text:p>2.1526927E+006</text:p>
          </table:table-cell>
          <table:table-cell table:style-name="ce3" office:value-type="float" office:value="350074060000" calcext:value-type="float">
            <text:p>3.5007406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80" calcext:value-type="float">
            <text:p>180</text:p>
          </table:table-cell>
          <table:table-cell office:value-type="float" office:value="39147.821" calcext:value-type="float">
            <text:p>39147.821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3" office:value-type="float" office:value="39147.821" calcext:value-type="float">
            <text:p>3.9147821E+004</text:p>
          </table:table-cell>
          <table:table-cell table:style-name="ce3" office:value-type="float" office:value="1997441" calcext:value-type="float">
            <text:p>1.9974410E+006</text:p>
          </table:table-cell>
          <table:table-cell table:style-name="ce3" office:value-type="float" office:value="2037492" calcext:value-type="float">
            <text:p>2.0374920E+006</text:p>
          </table:table-cell>
          <table:table-cell table:style-name="ce3" office:value-type="float" office:value="316888860000" calcext:value-type="float">
            <text:p>3.1688886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90" calcext:value-type="float">
            <text:p>190</text:p>
          </table:table-cell>
          <table:table-cell office:value-type="float" office:value="38301.643" calcext:value-type="float">
            <text:p>38301.643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3" office:value-type="float" office:value="38301.643" calcext:value-type="float">
            <text:p>3.8301643E+004</text:p>
          </table:table-cell>
          <table:table-cell table:style-name="ce3" office:value-type="float" office:value="1892083.7" calcext:value-type="float">
            <text:p>1.8920837E+006</text:p>
          </table:table-cell>
          <table:table-cell table:style-name="ce3" office:value-type="float" office:value="1860990.9" calcext:value-type="float">
            <text:p>1.8609909E+006</text:p>
          </table:table-cell>
          <table:table-cell table:style-name="ce3" office:value-type="float" office:value="274462090000" calcext:value-type="float">
            <text:p>2.7446209E+011</text:p>
          </table:table-cell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200" calcext:value-type="float">
            <text:p>200</text:p>
          </table:table-cell>
          <table:table-cell office:value-type="float" office:value="36818.688" calcext:value-type="float">
            <text:p>36818.68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" office:value-type="float" office:value="36818.688" calcext:value-type="float">
            <text:p>3.6818688E+004</text:p>
          </table:table-cell>
          <table:table-cell table:style-name="ce3" office:value-type="float" office:value="1749162.5" calcext:value-type="float">
            <text:p>1.7491625E+006</text:p>
          </table:table-cell>
          <table:table-cell table:style-name="ce3" office:value-type="float" office:value="1775981.8" calcext:value-type="float">
            <text:p>1.7759818E+006</text:p>
          </table:table-cell>
          <table:table-cell table:style-name="ce3" office:value-type="float" office:value="234177390000" calcext:value-type="float">
            <text:p>2.3417739E+011</text:p>
          </table:table-cell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20" calcext:value-type="float">
            <text:p>20</text:p>
          </table:table-cell>
          <table:table-cell office:value-type="float" office:value="43784157" calcext:value-type="float">
            <text:p>4378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30" calcext:value-type="float">
            <text:p>30</text:p>
          </table:table-cell>
          <table:table-cell office:value-type="float" office:value="17004460" calcext:value-type="float">
            <text:p>17004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40" calcext:value-type="float">
            <text:p>40</text:p>
          </table:table-cell>
          <table:table-cell office:value-type="float" office:value="11209960" calcext:value-type="float">
            <text:p>11209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50" calcext:value-type="float">
            <text:p>50</text:p>
          </table:table-cell>
          <table:table-cell office:value-type="float" office:value="9091417" calcext:value-type="float">
            <text:p>909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60" calcext:value-type="float">
            <text:p>60</text:p>
          </table:table-cell>
          <table:table-cell office:value-type="float" office:value="7229374.4" calcext:value-type="float">
            <text:p>7229374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70" calcext:value-type="float">
            <text:p>70</text:p>
          </table:table-cell>
          <table:table-cell office:value-type="float" office:value="5923034.7" calcext:value-type="float">
            <text:p>5923034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80" calcext:value-type="float">
            <text:p>80</text:p>
          </table:table-cell>
          <table:table-cell office:value-type="float" office:value="5092196.7" calcext:value-type="float">
            <text:p>509219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90" calcext:value-type="float">
            <text:p>90</text:p>
          </table:table-cell>
          <table:table-cell office:value-type="float" office:value="4471484.7" calcext:value-type="float">
            <text:p>4471484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00" calcext:value-type="float">
            <text:p>100</text:p>
          </table:table-cell>
          <table:table-cell office:value-type="float" office:value="4012595.2" calcext:value-type="float">
            <text:p>401259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10" calcext:value-type="float">
            <text:p>110</text:p>
          </table:table-cell>
          <table:table-cell office:value-type="float" office:value="3407562.1" calcext:value-type="float">
            <text:p>340756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20" calcext:value-type="float">
            <text:p>120</text:p>
          </table:table-cell>
          <table:table-cell office:value-type="float" office:value="3116814.9" calcext:value-type="float">
            <text:p>311681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30" calcext:value-type="float">
            <text:p>130</text:p>
          </table:table-cell>
          <table:table-cell office:value-type="float" office:value="2937207.1" calcext:value-type="float">
            <text:p>293720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40" calcext:value-type="float">
            <text:p>140</text:p>
          </table:table-cell>
          <table:table-cell office:value-type="float" office:value="2630651.7" calcext:value-type="float">
            <text:p>263065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50" calcext:value-type="float">
            <text:p>150</text:p>
          </table:table-cell>
          <table:table-cell office:value-type="float" office:value="2415578.7" calcext:value-type="float">
            <text:p>2415578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60" calcext:value-type="float">
            <text:p>160</text:p>
          </table:table-cell>
          <table:table-cell office:value-type="float" office:value="2312963.1" calcext:value-type="float">
            <text:p>231296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70" calcext:value-type="float">
            <text:p>170</text:p>
          </table:table-cell>
          <table:table-cell office:value-type="float" office:value="2135472" calcext:value-type="float">
            <text:p>2135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80" calcext:value-type="float">
            <text:p>180</text:p>
          </table:table-cell>
          <table:table-cell office:value-type="float" office:value="1997441" calcext:value-type="float">
            <text:p>1997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90" calcext:value-type="float">
            <text:p>190</text:p>
          </table:table-cell>
          <table:table-cell office:value-type="float" office:value="1892083.7" calcext:value-type="float">
            <text:p>1892083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200" calcext:value-type="float">
            <text:p>200</text:p>
          </table:table-cell>
          <table:table-cell office:value-type="float" office:value="1749162.5" calcext:value-type="float">
            <text:p>17491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20" calcext:value-type="float">
            <text:p>20</text:p>
          </table:table-cell>
          <table:table-cell office:value-type="float" office:value="38057302" calcext:value-type="float">
            <text:p>38057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30" calcext:value-type="float">
            <text:p>30</text:p>
          </table:table-cell>
          <table:table-cell office:value-type="float" office:value="21600232" calcext:value-type="float">
            <text:p>21600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40" calcext:value-type="float">
            <text:p>40</text:p>
          </table:table-cell>
          <table:table-cell office:value-type="float" office:value="11494260" calcext:value-type="float">
            <text:p>11494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50" calcext:value-type="float">
            <text:p>50</text:p>
          </table:table-cell>
          <table:table-cell office:value-type="float" office:value="8632630.3" calcext:value-type="float">
            <text:p>863263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60" calcext:value-type="float">
            <text:p>60</text:p>
          </table:table-cell>
          <table:table-cell office:value-type="float" office:value="7056352.6" calcext:value-type="float">
            <text:p>705635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70" calcext:value-type="float">
            <text:p>70</text:p>
          </table:table-cell>
          <table:table-cell office:value-type="float" office:value="5756613.4" calcext:value-type="float">
            <text:p>575661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80" calcext:value-type="float">
            <text:p>80</text:p>
          </table:table-cell>
          <table:table-cell office:value-type="float" office:value="4925614.6" calcext:value-type="float">
            <text:p>4925614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90" calcext:value-type="float">
            <text:p>90</text:p>
          </table:table-cell>
          <table:table-cell office:value-type="float" office:value="4573427" calcext:value-type="float">
            <text:p>4573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00" calcext:value-type="float">
            <text:p>100</text:p>
          </table:table-cell>
          <table:table-cell office:value-type="float" office:value="3902934.5" calcext:value-type="float">
            <text:p>390293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10" calcext:value-type="float">
            <text:p>110</text:p>
          </table:table-cell>
          <table:table-cell office:value-type="float" office:value="3370926.5" calcext:value-type="float">
            <text:p>337092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20" calcext:value-type="float">
            <text:p>120</text:p>
          </table:table-cell>
          <table:table-cell office:value-type="float" office:value="3185721.6" calcext:value-type="float">
            <text:p>3185721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30" calcext:value-type="float">
            <text:p>130</text:p>
          </table:table-cell>
          <table:table-cell office:value-type="float" office:value="2844567.2" calcext:value-type="float">
            <text:p>284456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40" calcext:value-type="float">
            <text:p>140</text:p>
          </table:table-cell>
          <table:table-cell office:value-type="float" office:value="2610710" calcext:value-type="float">
            <text:p>2610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50" calcext:value-type="float">
            <text:p>150</text:p>
          </table:table-cell>
          <table:table-cell office:value-type="float" office:value="2385340.6" calcext:value-type="float">
            <text:p>238534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60" calcext:value-type="float">
            <text:p>160</text:p>
          </table:table-cell>
          <table:table-cell office:value-type="float" office:value="2219628.5" calcext:value-type="float">
            <text:p>221962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70" calcext:value-type="float">
            <text:p>170</text:p>
          </table:table-cell>
          <table:table-cell office:value-type="float" office:value="2152692.7" calcext:value-type="float">
            <text:p>215269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80" calcext:value-type="float">
            <text:p>180</text:p>
          </table:table-cell>
          <table:table-cell office:value-type="float" office:value="2037492" calcext:value-type="float">
            <text:p>2037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90" calcext:value-type="float">
            <text:p>190</text:p>
          </table:table-cell>
          <table:table-cell office:value-type="float" office:value="1860990.9" calcext:value-type="float">
            <text:p>186099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200" calcext:value-type="float">
            <text:p>200</text:p>
          </table:table-cell>
          <table:table-cell office:value-type="float" office:value="1775981.8" calcext:value-type="float">
            <text:p>177598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20" calcext:value-type="float">
            <text:p>20</text:p>
          </table:table-cell>
          <table:table-cell office:value-type="float" office:value="196965140000000" calcext:value-type="float">
            <text:p>19696514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30" calcext:value-type="float">
            <text:p>30</text:p>
          </table:table-cell>
          <table:table-cell office:value-type="float" office:value="56755400000000" calcext:value-type="float">
            <text:p>567554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40" calcext:value-type="float">
            <text:p>40</text:p>
          </table:table-cell>
          <table:table-cell office:value-type="float" office:value="23165027000000" calcext:value-type="float">
            <text:p>23165027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50" calcext:value-type="float">
            <text:p>50</text:p>
          </table:table-cell>
          <table:table-cell office:value-type="float" office:value="9721460400000" calcext:value-type="float">
            <text:p>97214604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60" calcext:value-type="float">
            <text:p>60</text:p>
          </table:table-cell>
          <table:table-cell office:value-type="float" office:value="5794070500000" calcext:value-type="float">
            <text:p>57940705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70" calcext:value-type="float">
            <text:p>70</text:p>
          </table:table-cell>
          <table:table-cell office:value-type="float" office:value="4161689600000" calcext:value-type="float">
            <text:p>41616896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80" calcext:value-type="float">
            <text:p>80</text:p>
          </table:table-cell>
          <table:table-cell office:value-type="float" office:value="2914638800000" calcext:value-type="float">
            <text:p>2914638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90" calcext:value-type="float">
            <text:p>90</text:p>
          </table:table-cell>
          <table:table-cell office:value-type="float" office:value="1952307200000" calcext:value-type="float">
            <text:p>19523072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00" calcext:value-type="float">
            <text:p>100</text:p>
          </table:table-cell>
          <table:table-cell office:value-type="float" office:value="1301933500000" calcext:value-type="float">
            <text:p>13019335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10" calcext:value-type="float">
            <text:p>110</text:p>
          </table:table-cell>
          <table:table-cell office:value-type="float" office:value="1046782100000" calcext:value-type="float">
            <text:p>10467821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20" calcext:value-type="float">
            <text:p>120</text:p>
          </table:table-cell>
          <table:table-cell office:value-type="float" office:value="869000140000" calcext:value-type="float">
            <text:p>8690001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30" calcext:value-type="float">
            <text:p>130</text:p>
          </table:table-cell>
          <table:table-cell office:value-type="float" office:value="728649940000" calcext:value-type="float">
            <text:p>7286499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40" calcext:value-type="float">
            <text:p>140</text:p>
          </table:table-cell>
          <table:table-cell office:value-type="float" office:value="595550320000" calcext:value-type="float">
            <text:p>5955503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50" calcext:value-type="float">
            <text:p>150</text:p>
          </table:table-cell>
          <table:table-cell office:value-type="float" office:value="490465550000" calcext:value-type="float">
            <text:p>4904655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60" calcext:value-type="float">
            <text:p>160</text:p>
          </table:table-cell>
          <table:table-cell office:value-type="float" office:value="401472640000" calcext:value-type="float">
            <text:p>4014726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70" calcext:value-type="float">
            <text:p>170</text:p>
          </table:table-cell>
          <table:table-cell office:value-type="float" office:value="350074060000" calcext:value-type="float">
            <text:p>3500740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80" calcext:value-type="float">
            <text:p>180</text:p>
          </table:table-cell>
          <table:table-cell office:value-type="float" office:value="316888860000" calcext:value-type="float">
            <text:p>3168888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90" calcext:value-type="float">
            <text:p>190</text:p>
          </table:table-cell>
          <table:table-cell office:value-type="float" office:value="274462090000" calcext:value-type="float">
            <text:p>27446209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200" calcext:value-type="float">
            <text:p>200</text:p>
          </table:table-cell>
          <table:table-cell office:value-type="float" office:value="234177390000" calcext:value-type="float">
            <text:p>234177390000</text:p>
          </table:table-cell>
          <table:table-cell table:number-columns-repeated="6"/>
        </table:table-row>
      </table:table>
      <table:table table:name="TrainingRuntime" table:style-name="ta1">
        <table:table-column table:style-name="co7" table:default-cell-style-name="Default"/>
        <table:table-column table:style-name="co3" table:default-cell-style-name="Default"/>
        <table:table-column table:style-name="co10" table:default-cell-style-name="ce4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ormalization Meth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raining Run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1 Norm</text:p>
          </table:table-cell>
          <table:table-cell office:value-type="string" calcext:value-type="string">
            <text:p>2 Norm V1</text:p>
          </table:table-cell>
          <table:table-cell office:value-type="string" calcext:value-type="string">
            <text:p>2 Norm V2</text:p>
          </table:table-cell>
          <table:table-cell office:value-type="string" calcext:value-type="string">
            <text:p>0 Nor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1 Norm</text:p>
          </table:table-cell>
          <table:table-cell office:value-type="string" calcext:value-type="string">
            <text:p>2 Norm V1</text:p>
          </table:table-cell>
          <table:table-cell office:value-type="string" calcext:value-type="string">
            <text:p>2 Norm V2</text:p>
          </table:table-cell>
          <table:table-cell office:value-type="string" calcext:value-type="string">
            <text:p>0 Nor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2:5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02:52</text:p>
          </table:table-cell>
          <table:table-cell table:style-name="ce4" office:value-type="string" calcext:value-type="string">
            <text:p>01:16</text:p>
          </table:table-cell>
          <table:table-cell table:style-name="ce4" office:value-type="string" calcext:value-type="string">
            <text:p>01:02</text:p>
          </table:table-cell>
          <table:table-cell table:style-name="ce4" office:value-type="string" calcext:value-type="string">
            <text:p>00:3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office:value-type="float" office:value="2.52" calcext:value-type="float">
            <text:p>2.52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.02" calcext:value-type="float">
            <text:p>1.02</text:p>
          </table:table-cell>
          <table:table-cell table:style-name="ce5" office:value-type="float" office:value="0.38" calcext:value-type="float">
            <text:p>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4:1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04:14</text:p>
          </table:table-cell>
          <table:table-cell table:style-name="ce4" office:value-type="string" calcext:value-type="string">
            <text:p>01:30</text:p>
          </table:table-cell>
          <table:table-cell table:style-name="ce4" office:value-type="string" calcext:value-type="string">
            <text:p>01:20</text:p>
          </table:table-cell>
          <table:table-cell table:style-name="ce4" office:value-type="string" calcext:value-type="string">
            <text:p>01:0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" office:value-type="float" office:value="4.14" calcext:value-type="float">
            <text:p>4.14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:2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06:21</text:p>
          </table:table-cell>
          <table:table-cell table:style-name="ce4" office:value-type="string" calcext:value-type="string">
            <text:p>02:07</text:p>
          </table:table-cell>
          <table:table-cell table:style-name="ce4" office:value-type="string" calcext:value-type="string">
            <text:p>02:17</text:p>
          </table:table-cell>
          <table:table-cell table:style-name="ce4" office:value-type="string" calcext:value-type="string">
            <text:p>02:0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2.08" calcext:value-type="float">
            <text:p>2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9:2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09:26</text:p>
          </table:table-cell>
          <table:table-cell table:style-name="ce4" office:value-type="string" calcext:value-type="string">
            <text:p>03:44</text:p>
          </table:table-cell>
          <table:table-cell table:style-name="ce4" office:value-type="string" calcext:value-type="string">
            <text:p>02:05</text:p>
          </table:table-cell>
          <table:table-cell table:style-name="ce4" office:value-type="string" calcext:value-type="string">
            <text:p>03:3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" office:value-type="float" office:value="9.26" calcext:value-type="float">
            <text:p>9.26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8:4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08:42</text:p>
          </table:table-cell>
          <table:table-cell table:style-name="ce4" office:value-type="string" calcext:value-type="string">
            <text:p>03:28</text:p>
          </table:table-cell>
          <table:table-cell table:style-name="ce4" office:value-type="string" calcext:value-type="string">
            <text:p>02:55</text:p>
          </table:table-cell>
          <table:table-cell table:style-name="ce4" office:value-type="string" calcext:value-type="string">
            <text:p>03:0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office:value-type="float" office:value="8.42" calcext:value-type="float">
            <text:p>8.42</text:p>
          </table:table-cell>
          <table:table-cell table:style-name="ce5" office:value-type="float" office:value="3.28" calcext:value-type="float">
            <text:p>3.28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3.03" calcext:value-type="float">
            <text:p>3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:23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:23</text:p>
          </table:table-cell>
          <table:table-cell table:style-name="ce4" office:value-type="string" calcext:value-type="string">
            <text:p>03:30</text:p>
          </table:table-cell>
          <table:table-cell table:style-name="ce4" office:value-type="string" calcext:value-type="string">
            <text:p>03:36</text:p>
          </table:table-cell>
          <table:table-cell table:style-name="ce4" office:value-type="string" calcext:value-type="string">
            <text:p>03:57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office:value-type="float" office:value="10.23" calcext:value-type="float">
            <text:p>10.23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3.57" calcext:value-type="float">
            <text:p>3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9:55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09:55</text:p>
          </table:table-cell>
          <table:table-cell table:style-name="ce4" office:value-type="string" calcext:value-type="string">
            <text:p>04:26</text:p>
          </table:table-cell>
          <table:table-cell table:style-name="ce4" office:value-type="string" calcext:value-type="string">
            <text:p>03:48</text:p>
          </table:table-cell>
          <table:table-cell table:style-name="ce4" office:value-type="string" calcext:value-type="string">
            <text:p>04:31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office:value-type="float" office:value="9.55" calcext:value-type="float">
            <text:p>9.55</text:p>
          </table:table-cell>
          <table:table-cell table:style-name="ce5" office:value-type="float" office:value="4.26" calcext:value-type="float">
            <text:p>4.26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:23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13:23</text:p>
          </table:table-cell>
          <table:table-cell table:style-name="ce4" office:value-type="string" calcext:value-type="string">
            <text:p>04:40</text:p>
          </table:table-cell>
          <table:table-cell table:style-name="ce4" office:value-type="string" calcext:value-type="string">
            <text:p>04:12</text:p>
          </table:table-cell>
          <table:table-cell table:style-name="ce4" office:value-type="string" calcext:value-type="string">
            <text:p>07:06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office:value-type="float" office:value="13.23" calcext:value-type="float">
            <text:p>13.23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7.06" calcext:value-type="float">
            <text:p>7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:2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17:23</text:p>
          </table:table-cell>
          <table:table-cell table:style-name="ce4" office:value-type="string" calcext:value-type="string">
            <text:p>05:00</text:p>
          </table:table-cell>
          <table:table-cell table:style-name="ce4" office:value-type="string" calcext:value-type="string">
            <text:p>05:40</text:p>
          </table:table-cell>
          <table:table-cell table:style-name="ce4" office:value-type="string" calcext:value-type="string">
            <text:p>04:2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office:value-type="float" office:value="17.23" calcext:value-type="float">
            <text:p>17.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8:56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18:56</text:p>
          </table:table-cell>
          <table:table-cell table:style-name="ce4" office:value-type="string" calcext:value-type="string">
            <text:p>06:16</text:p>
          </table:table-cell>
          <table:table-cell table:style-name="ce4" office:value-type="string" calcext:value-type="string">
            <text:p>05:04</text:p>
          </table:table-cell>
          <table:table-cell table:style-name="ce4" office:value-type="string" calcext:value-type="string">
            <text:p>05:28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5.28" calcext:value-type="float">
            <text:p>5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:25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21:25</text:p>
          </table:table-cell>
          <table:table-cell table:style-name="ce4" office:value-type="string" calcext:value-type="string">
            <text:p>07:10</text:p>
          </table:table-cell>
          <table:table-cell table:style-name="ce4" office:value-type="string" calcext:value-type="string">
            <text:p>06:20</text:p>
          </table:table-cell>
          <table:table-cell table:style-name="ce4" office:value-type="string" calcext:value-type="string">
            <text:p>06:03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" office:value-type="float" office:value="21.25" calcext:value-type="float">
            <text:p>21.25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6.03" calcext:value-type="float">
            <text:p>6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6:19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26:19</text:p>
          </table:table-cell>
          <table:table-cell table:style-name="ce4" office:value-type="string" calcext:value-type="string">
            <text:p>10:03</text:p>
          </table:table-cell>
          <table:table-cell table:style-name="ce4" office:value-type="string" calcext:value-type="string">
            <text:p>10:01</text:p>
          </table:table-cell>
          <table:table-cell table:style-name="ce4" office:value-type="string" calcext:value-type="string">
            <text:p>08:01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5" office:value-type="float" office:value="26.19" calcext:value-type="float">
            <text:p>26.19</text:p>
          </table:table-cell>
          <table:table-cell table:style-name="ce5" office:value-type="float" office:value="10.03" calcext:value-type="float">
            <text:p>10.03</text:p>
          </table:table-cell>
          <table:table-cell table:style-name="ce5" office:value-type="float" office:value="10.01" calcext:value-type="float">
            <text:p>10.01</text:p>
          </table:table-cell>
          <table:table-cell table:style-name="ce5" office:value-type="float" office:value="8.01" calcext:value-type="float">
            <text:p>8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3:1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23:10</text:p>
          </table:table-cell>
          <table:table-cell table:style-name="ce4" office:value-type="string" calcext:value-type="string">
            <text:p>06:53</text:p>
          </table:table-cell>
          <table:table-cell table:style-name="ce4" office:value-type="string" calcext:value-type="string">
            <text:p>07:28</text:p>
          </table:table-cell>
          <table:table-cell table:style-name="ce4" office:value-type="string" calcext:value-type="string">
            <text:p>08:56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5" office:value-type="float" office:value="23.1" calcext:value-type="float">
            <text:p>23.1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7.28" calcext:value-type="float">
            <text:p>7.28</text:p>
          </table:table-cell>
          <table:table-cell table:style-name="ce5" office:value-type="float" office:value="8.56" calcext:value-type="float">
            <text:p>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:16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23:16</text:p>
          </table:table-cell>
          <table:table-cell table:style-name="ce4" office:value-type="string" calcext:value-type="string">
            <text:p>09:08</text:p>
          </table:table-cell>
          <table:table-cell table:style-name="ce4" office:value-type="string" calcext:value-type="string">
            <text:p>08:46</text:p>
          </table:table-cell>
          <table:table-cell table:style-name="ce4" office:value-type="string" calcext:value-type="string">
            <text:p>05:16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5" office:value-type="float" office:value="23.16" calcext:value-type="float">
            <text:p>23.16</text:p>
          </table:table-cell>
          <table:table-cell table:style-name="ce5" office:value-type="float" office:value="9.08" calcext:value-type="float">
            <text:p>9.08</text:p>
          </table:table-cell>
          <table:table-cell table:style-name="ce5" office:value-type="float" office:value="8.46" calcext:value-type="float">
            <text:p>8.46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1:49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31:49</text:p>
          </table:table-cell>
          <table:table-cell table:style-name="ce4" office:value-type="string" calcext:value-type="string">
            <text:p>09:35</text:p>
          </table:table-cell>
          <table:table-cell table:style-name="ce4" office:value-type="string" calcext:value-type="string">
            <text:p>09:30</text:p>
          </table:table-cell>
          <table:table-cell table:style-name="ce4" office:value-type="string" calcext:value-type="string">
            <text:p>05:06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5" office:value-type="float" office:value="31.49" calcext:value-type="float">
            <text:p>31.49</text:p>
          </table:table-cell>
          <table:table-cell table:style-name="ce5" office:value-type="float" office:value="9.35" calcext:value-type="float">
            <text:p>9.35</text:p>
          </table:table-cell>
          <table:table-cell table:style-name="ce5" office:value-type="float" office:value="9.3" calcext:value-type="float">
            <text:p>9.3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0:44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30:44</text:p>
          </table:table-cell>
          <table:table-cell table:style-name="ce4" office:value-type="string" calcext:value-type="string">
            <text:p>10:31</text:p>
          </table:table-cell>
          <table:table-cell table:style-name="ce4" office:value-type="string" calcext:value-type="string">
            <text:p>10:11</text:p>
          </table:table-cell>
          <table:table-cell table:style-name="ce4" office:value-type="string" calcext:value-type="string">
            <text:p>04:3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10.31" calcext:value-type="float">
            <text:p>10.31</text:p>
          </table:table-cell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:02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33:02</text:p>
          </table:table-cell>
          <table:table-cell table:style-name="ce4" office:value-type="string" calcext:value-type="string">
            <text:p>12:37</text:p>
          </table:table-cell>
          <table:table-cell table:style-name="ce4" office:value-type="string" calcext:value-type="string">
            <text:p>11:43</text:p>
          </table:table-cell>
          <table:table-cell table:style-name="ce4" office:value-type="string" calcext:value-type="string">
            <text:p>06:55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5" office:value-type="float" office:value="33.02" calcext:value-type="float">
            <text:p>33.02</text:p>
          </table:table-cell>
          <table:table-cell table:style-name="ce5" office:value-type="float" office:value="12.37" calcext:value-type="float">
            <text:p>12.37</text:p>
          </table:table-cell>
          <table:table-cell table:style-name="ce5" office:value-type="float" office:value="11.43" calcext:value-type="float">
            <text:p>11.43</text:p>
          </table:table-cell>
          <table:table-cell table:style-name="ce5" office:value-type="float" office:value="6.55" calcext:value-type="float">
            <text:p>6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6:33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36:33</text:p>
          </table:table-cell>
          <table:table-cell table:style-name="ce4" office:value-type="string" calcext:value-type="string">
            <text:p>11:55</text:p>
          </table:table-cell>
          <table:table-cell table:style-name="ce4" office:value-type="string" calcext:value-type="string">
            <text:p>14:56</text:p>
          </table:table-cell>
          <table:table-cell table:style-name="ce4" office:value-type="string" calcext:value-type="string">
            <text:p>07:4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5" office:value-type="float" office:value="36.33" calcext:value-type="float">
            <text:p>36.33</text:p>
          </table:table-cell>
          <table:table-cell table:style-name="ce5" office:value-type="float" office:value="11.55" calcext:value-type="float">
            <text:p>11.55</text:p>
          </table:table-cell>
          <table:table-cell table:style-name="ce5" office:value-type="float" office:value="14.56" calcext:value-type="float">
            <text:p>14.56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NormColV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9:51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39:51</text:p>
          </table:table-cell>
          <table:table-cell table:style-name="ce4" office:value-type="string" calcext:value-type="string">
            <text:p>16:14</text:p>
          </table:table-cell>
          <table:table-cell table:style-name="ce4" office:value-type="string" calcext:value-type="string">
            <text:p>14:39</text:p>
          </table:table-cell>
          <table:table-cell table:style-name="ce4" office:value-type="string" calcext:value-type="string">
            <text:p>10:1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39.51" calcext:value-type="float">
            <text:p>39.51</text:p>
          </table:table-cell>
          <table:table-cell table:style-name="ce5" office:value-type="float" office:value="16.14" calcext:value-type="float">
            <text:p>16.14</text:p>
          </table:table-cell>
          <table:table-cell table:style-name="ce5" office:value-type="float" office:value="14.39" calcext:value-type="float">
            <text:p>14.39</text:p>
          </table:table-cell>
          <table:table-cell table:style-name="ce5" office:value-type="float" office:value="10.14" calcext:value-type="float">
            <text:p>10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: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: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2: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: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: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: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4:26</text:p>
          </table:table-cell>
          <table:table-cell table:number-columns-repeated="12"/>
          <table:table-cell table:style-name="ce5" table:number-columns-repeated="4"/>
          <table:table-cell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4:40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5:00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6:16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:10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:03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6:53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9:08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9:35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:31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:37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:55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6:14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:02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:20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2:17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2:05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2:55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:36</text:p>
          </table:table-cell>
          <table:table-cell table:number-columns-repeated="1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: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4: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5: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5: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6: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: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7: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8: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9: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: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4: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2NormColV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: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: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: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2: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: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: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: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4: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7: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: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5: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6: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8: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8: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5: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5: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4: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: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7: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Nor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:14</text:p>
          </table:table-cell>
          <table:table-cell table:number-columns-repeated="20"/>
        </table:table-row>
        <table:table-row table:style-name="ro1" table:number-rows-repeated="104849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xperiementsData" table:style-name="ta1">
        <table:table-column table:style-name="co3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1NormColV1</text:p>
          </table:table-cell>
          <table:table-cell office:value-type="string" calcext:value-type="string">
            <text:p>L2NormColV1</text:p>
          </table:table-cell>
          <table:table-cell office:value-type="string" calcext:value-type="string">
            <text:p>L2NormColV2</text:p>
          </table:table-cell>
          <table:table-cell office:value-type="string" calcext:value-type="string">
            <text:p>NoNor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data](kddcup99/kmeans_1E-15_020_0100_03_L1NormColV1.md)</text:p>
          </table:table-cell>
          <table:table-cell office:value-type="string" calcext:value-type="string">
            <text:p>[data](kddcup99/kmeans_1E-15_020_0100_03_L2NormColV1.md)</text:p>
          </table:table-cell>
          <table:table-cell office:value-type="string" calcext:value-type="string">
            <text:p>[data](kddcup99/kmeans_1E-15_020_0100_03_L2NormColV2.md)</text:p>
          </table:table-cell>
          <table:table-cell office:value-type="string" calcext:value-type="string">
            <text:p>[data](kddcup99/kmeans_1E-15_020_0100_03_NoNorm.md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data](kddcup99/kmeans_1E-15_030_0100_03_L1NormColV1.md)</text:p>
          </table:table-cell>
          <table:table-cell office:value-type="string" calcext:value-type="string">
            <text:p>[data](kddcup99/kmeans_1E-15_030_0100_03_L2NormColV1.md)</text:p>
          </table:table-cell>
          <table:table-cell office:value-type="string" calcext:value-type="string">
            <text:p>[data](kddcup99/kmeans_1E-15_030_0100_03_L2NormColV2.md)</text:p>
          </table:table-cell>
          <table:table-cell office:value-type="string" calcext:value-type="string">
            <text:p>[data](kddcup99/kmeans_1E-15_030_0100_03_NoNorm.md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data](kddcup99/kmeans_1E-15_040_0100_03_L1NormColV1.md)</text:p>
          </table:table-cell>
          <table:table-cell office:value-type="string" calcext:value-type="string">
            <text:p>[data](kddcup99/kmeans_1E-15_040_0100_03_L2NormColV1.md)</text:p>
          </table:table-cell>
          <table:table-cell office:value-type="string" calcext:value-type="string">
            <text:p>[data](kddcup99/kmeans_1E-15_040_0100_03_L2NormColV2.md)</text:p>
          </table:table-cell>
          <table:table-cell office:value-type="string" calcext:value-type="string">
            <text:p>[data](kddcup99/kmeans_1E-15_040_0100_03_NoNorm.md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data](kddcup99/kmeans_1E-15_050_0100_03_L1NormColV1.md)</text:p>
          </table:table-cell>
          <table:table-cell office:value-type="string" calcext:value-type="string">
            <text:p>[data](kddcup99/kmeans_1E-15_050_0100_03_L2NormColV1.md)</text:p>
          </table:table-cell>
          <table:table-cell office:value-type="string" calcext:value-type="string">
            <text:p>[data](kddcup99/kmeans_1E-15_050_0100_03_L2NormColV2.md)</text:p>
          </table:table-cell>
          <table:table-cell office:value-type="string" calcext:value-type="string">
            <text:p>[data](kddcup99/kmeans_1E-15_050_0100_03_NoNorm.md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data](kddcup99/kmeans_1E-15_060_0100_03_L1NormColV1.md)</text:p>
          </table:table-cell>
          <table:table-cell office:value-type="string" calcext:value-type="string">
            <text:p>[data](kddcup99/kmeans_1E-15_060_0100_03_L2NormColV1.md)</text:p>
          </table:table-cell>
          <table:table-cell office:value-type="string" calcext:value-type="string">
            <text:p>[data](kddcup99/kmeans_1E-15_060_0100_03_L2NormColV2.md)</text:p>
          </table:table-cell>
          <table:table-cell office:value-type="string" calcext:value-type="string">
            <text:p>[data](kddcup99/kmeans_1E-15_060_0100_03_NoNorm.md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data](kddcup99/kmeans_1E-15_070_0100_03_L1NormColV1.md)</text:p>
          </table:table-cell>
          <table:table-cell office:value-type="string" calcext:value-type="string">
            <text:p>[data](kddcup99/kmeans_1E-15_070_0100_03_L2NormColV1.md)</text:p>
          </table:table-cell>
          <table:table-cell office:value-type="string" calcext:value-type="string">
            <text:p>[data](kddcup99/kmeans_1E-15_070_0100_03_L2NormColV2.md)</text:p>
          </table:table-cell>
          <table:table-cell office:value-type="string" calcext:value-type="string">
            <text:p>[data](kddcup99/kmeans_1E-15_070_0100_03_NoNorm.md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data](kddcup99/kmeans_1E-15_080_0100_03_L1NormColV1.md)</text:p>
          </table:table-cell>
          <table:table-cell office:value-type="string" calcext:value-type="string">
            <text:p>[data](kddcup99/kmeans_1E-15_080_0100_03_L2NormColV1.md)</text:p>
          </table:table-cell>
          <table:table-cell office:value-type="string" calcext:value-type="string">
            <text:p>[data](kddcup99/kmeans_1E-15_080_0100_03_L2NormColV2.md)</text:p>
          </table:table-cell>
          <table:table-cell office:value-type="string" calcext:value-type="string">
            <text:p>[data](kddcup99/kmeans_1E-15_080_0100_03_NoNorm.md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data](kddcup99/kmeans_1E-15_090_0100_03_L1NormColV1.md)</text:p>
          </table:table-cell>
          <table:table-cell office:value-type="string" calcext:value-type="string">
            <text:p>[data](kddcup99/kmeans_1E-15_090_0100_03_L2NormColV1.md)</text:p>
          </table:table-cell>
          <table:table-cell office:value-type="string" calcext:value-type="string">
            <text:p>[data](kddcup99/kmeans_1E-15_090_0100_03_L2NormColV2.md)</text:p>
          </table:table-cell>
          <table:table-cell office:value-type="string" calcext:value-type="string">
            <text:p>[data](kddcup99/kmeans_1E-15_090_0100_03_NoNorm.md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data](kddcup99/kmeans_1E-15_100_0100_03_L1NormColV1.md)</text:p>
          </table:table-cell>
          <table:table-cell office:value-type="string" calcext:value-type="string">
            <text:p>[data](kddcup99/kmeans_1E-15_100_0100_03_L2NormColV1.md)</text:p>
          </table:table-cell>
          <table:table-cell office:value-type="string" calcext:value-type="string">
            <text:p>[data](kddcup99/kmeans_1E-15_100_0100_03_L2NormColV2.md)</text:p>
          </table:table-cell>
          <table:table-cell office:value-type="string" calcext:value-type="string">
            <text:p>[data](kddcup99/kmeans_1E-15_100_0100_03_NoNorm.md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data](kddcup99/kmeans_1E-15_110_0100_03_L1NormColV1.md)</text:p>
          </table:table-cell>
          <table:table-cell office:value-type="string" calcext:value-type="string">
            <text:p>[data](kddcup99/kmeans_1E-15_110_0100_03_L2NormColV1.md)</text:p>
          </table:table-cell>
          <table:table-cell office:value-type="string" calcext:value-type="string">
            <text:p>[data](kddcup99/kmeans_1E-15_110_0100_03_L2NormColV2.md)</text:p>
          </table:table-cell>
          <table:table-cell office:value-type="string" calcext:value-type="string">
            <text:p>[data](kddcup99/kmeans_1E-15_110_0100_03_NoNorm.md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data](kddcup99/kmeans_1E-15_120_0100_03_L1NormColV1.md)</text:p>
          </table:table-cell>
          <table:table-cell office:value-type="string" calcext:value-type="string">
            <text:p>[data](kddcup99/kmeans_1E-15_120_0100_03_L2NormColV1.md)</text:p>
          </table:table-cell>
          <table:table-cell office:value-type="string" calcext:value-type="string">
            <text:p>[data](kddcup99/kmeans_1E-15_120_0100_03_L2NormColV2.md)</text:p>
          </table:table-cell>
          <table:table-cell office:value-type="string" calcext:value-type="string">
            <text:p>[data](kddcup99/kmeans_1E-15_120_0100_03_NoNorm.md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data](kddcup99/kmeans_1E-15_130_0100_03_L1NormColV1.md)</text:p>
          </table:table-cell>
          <table:table-cell office:value-type="string" calcext:value-type="string">
            <text:p>[data](kddcup99/kmeans_1E-15_130_0100_03_L2NormColV1.md)</text:p>
          </table:table-cell>
          <table:table-cell office:value-type="string" calcext:value-type="string">
            <text:p>[data](kddcup99/kmeans_1E-15_130_0100_03_L2NormColV2.md)</text:p>
          </table:table-cell>
          <table:table-cell office:value-type="string" calcext:value-type="string">
            <text:p>[data](kddcup99/kmeans_1E-15_130_0100_03_NoNorm.md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data](kddcup99/kmeans_1E-15_140_0100_03_L1NormColV1.md)</text:p>
          </table:table-cell>
          <table:table-cell office:value-type="string" calcext:value-type="string">
            <text:p>[data](kddcup99/kmeans_1E-15_140_0100_03_L2NormColV1.md)</text:p>
          </table:table-cell>
          <table:table-cell office:value-type="string" calcext:value-type="string">
            <text:p>[data](kddcup99/kmeans_1E-15_140_0100_03_L2NormColV2.md)</text:p>
          </table:table-cell>
          <table:table-cell office:value-type="string" calcext:value-type="string">
            <text:p>[data](kddcup99/kmeans_1E-15_140_0100_03_NoNorm.md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data](kddcup99/kmeans_1E-15_150_0100_03_L1NormColV1.md)</text:p>
          </table:table-cell>
          <table:table-cell office:value-type="string" calcext:value-type="string">
            <text:p>[data](kddcup99/kmeans_1E-15_150_0100_03_L2NormColV1.md)</text:p>
          </table:table-cell>
          <table:table-cell office:value-type="string" calcext:value-type="string">
            <text:p>[data](kddcup99/kmeans_1E-15_150_0100_03_L2NormColV2.md)</text:p>
          </table:table-cell>
          <table:table-cell office:value-type="string" calcext:value-type="string">
            <text:p>[data](kddcup99/kmeans_1E-15_150_0100_03_NoNorm.md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data](kddcup99/kmeans_1E-15_160_0100_03_L1NormColV1.md)</text:p>
          </table:table-cell>
          <table:table-cell office:value-type="string" calcext:value-type="string">
            <text:p>[data](kddcup99/kmeans_1E-15_160_0100_03_L2NormColV1.md)</text:p>
          </table:table-cell>
          <table:table-cell office:value-type="string" calcext:value-type="string">
            <text:p>[data](kddcup99/kmeans_1E-15_160_0100_03_L2NormColV2.md)</text:p>
          </table:table-cell>
          <table:table-cell office:value-type="string" calcext:value-type="string">
            <text:p>[data](kddcup99/kmeans_1E-15_160_0100_03_NoNorm.md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data](kddcup99/kmeans_1E-15_170_0100_03_L1NormColV1.md)</text:p>
          </table:table-cell>
          <table:table-cell office:value-type="string" calcext:value-type="string">
            <text:p>[data](kddcup99/kmeans_1E-15_170_0100_03_L2NormColV1.md)</text:p>
          </table:table-cell>
          <table:table-cell office:value-type="string" calcext:value-type="string">
            <text:p>[data](kddcup99/kmeans_1E-15_170_0100_03_L2NormColV2.md)</text:p>
          </table:table-cell>
          <table:table-cell office:value-type="string" calcext:value-type="string">
            <text:p>[data](kddcup99/kmeans_1E-15_170_0100_03_NoNorm.md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data](kddcup99/kmeans_1E-15_180_0100_03_L1NormColV1.md)</text:p>
          </table:table-cell>
          <table:table-cell office:value-type="string" calcext:value-type="string">
            <text:p>[data](kddcup99/kmeans_1E-15_180_0100_03_L2NormColV1.md)</text:p>
          </table:table-cell>
          <table:table-cell office:value-type="string" calcext:value-type="string">
            <text:p>[data](kddcup99/kmeans_1E-15_180_0100_03_L2NormColV2.md)</text:p>
          </table:table-cell>
          <table:table-cell office:value-type="string" calcext:value-type="string">
            <text:p>[data](kddcup99/kmeans_1E-15_180_0100_03_NoNorm.md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[data](kddcup99/kmeans_1E-15_190_0100_03_L1NormColV1.md)</text:p>
          </table:table-cell>
          <table:table-cell office:value-type="string" calcext:value-type="string">
            <text:p>[data](kddcup99/kmeans_1E-15_190_0100_03_L2NormColV1.md)</text:p>
          </table:table-cell>
          <table:table-cell office:value-type="string" calcext:value-type="string">
            <text:p>[data](kddcup99/kmeans_1E-15_190_0100_03_L2NormColV2.md)</text:p>
          </table:table-cell>
          <table:table-cell office:value-type="string" calcext:value-type="string">
            <text:p>[data](kddcup99/kmeans_1E-15_190_0100_03_NoNorm.md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[data](kddcup99/kmeans_1E-15_200_0100_03_L1NormColV1.md)</text:p>
          </table:table-cell>
          <table:table-cell office:value-type="string" calcext:value-type="string">
            <text:p>[data](kddcup99/kmeans_1E-15_200_0100_03_L2NormColV1.md)</text:p>
          </table:table-cell>
          <table:table-cell office:value-type="string" calcext:value-type="string">
            <text:p>[data](kddcup99/kmeans_1E-15_200_0100_03_L2NormColV2.md)</text:p>
          </table:table-cell>
          <table:table-cell office:value-type="string" calcext:value-type="string">
            <text:p>[data](kddcup99/kmeans_1E-15_200_0100_03_NoNorm.md)</text:p>
          </table:table-cell>
        </table:table-row>
      </table:table>
      <table:named-expressions/>
      <table:database-ranges>
        <table:database-range table:name="__Anonymous_Sheet_DB__1" table:target-range-address="AverageRadius.A1:AverageRadius.C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Entropy.A1:Entropy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7" number:min-integer-digits="1" number:min-exponent-digits="3"/>
    </number:number-style>
    <number:time-style style:name="N122">
      <number:minutes number:style="long"/>
      <number:text>:</number:text>
      <number:seconds number:style="long"/>
    </number:time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22:30:22.237483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7T22:45:15.986971905</dc:date>
    <meta:generator>LibreOffice/4.2.8.2$Linux_X86_64 LibreOffice_project/420m0$Build-2</meta:generator>
    <meta:editing-duration>PT19H22M52S</meta:editing-duration>
    <meta:editing-cycles>7</meta:editing-cycles>
    <meta:document-statistic meta:table-count="6" meta:cell-count="152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21">
      <number:scientific-number number:decimal-places="7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200000000000" chart:maximum="2000000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3cm" svg:height="10.785cm" xlink:href=".." xlink:type="simple" chart:class="chart:line" chart:style-name="ch1">
        <chart:legend svg:x="13.744cm" svg:y="0.277cm" style:legend-expansion="custom" chartooo:width="3.785cm" chartooo:height="1.313cm" style:legend-expansion-aspect-ratio="2.88271134805788" chart:style-name="ch2"/>
        <chart:plot-area chart:style-name="ch3" table:cell-range-address="WSSSE.E2:WSSSE.E20 WSSSE.I1:WSSSE.I20" chart:data-source-has-labels="both" svg:x="0.678cm" svg:y="0.451cm" svg:width="17.733cm" svg:height="9.549cm">
          <chartooo:coordinate-region svg:x="2.411cm" svg:y="0.451cm" svg:width="15.72cm" svg:height="8.902cm"/>
          <chart:axis chart:dimension="x" chart:name="primary-x" chart:style-name="ch4" chartooo:axis-type="auto">
            <chartooo:date-scale/>
            <chart:title svg:x="9.381cm" svg:y="10.215cm" chart:style-name="ch5">
              <text:p>K</text:p>
            </chart:title>
            <chart:categories table:cell-range-address="WSSSE.E2:WSSSE.E20"/>
            <chart:grid chart:style-name="ch6" chart:class="major"/>
          </chart:axis>
          <chart:axis chart:dimension="y" chart:name="primary-y" chart:style-name="ch7">
            <chart:title svg:x="0cm" svg:y="5.851cm" chart:style-name="ch8">
              <text:p>WSSSE</text:p>
            </chart:title>
            <chart:grid chart:style-name="ch6" chart:class="major"/>
          </chart:axis>
          <chart:series chart:style-name="ch9" chart:values-cell-range-address="WSSSE.I2:WSSSE.I20" chart:label-cell-address="WSSSE.I1:WSSSE.I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Norm</text:p>
                <draw:g>
                  <svg:desc>WSSSE.I1:WSSSE.I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WSSSE.E2:WSSSE.E20</svg:desc>
                </draw:g>
              </table:table-cell>
              <table:table-cell office:value-type="float" office:value="196965140000000">
                <text:p>196965140000000</text:p>
                <draw:g>
                  <svg:desc>WSSSE.I2:WSSSE.I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755400000000">
                <text:p>56755400000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65027000000">
                <text:p>23165027000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21460400000">
                <text:p>9721460400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94070500000">
                <text:p>57940705000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61689600000">
                <text:p>41616896000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14638800000">
                <text:p>29146388000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52307200000">
                <text:p>19523072000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1933500000">
                <text:p>1301933500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46782100000">
                <text:p>10467821000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69000140000">
                <text:p>8690001400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8649940000">
                <text:p>7286499400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95550320000">
                <text:p>5955503200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90465550000">
                <text:p>4904655500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1472640000">
                <text:p>4014726400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50074060000">
                <text:p>3500740600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6888860000">
                <text:p>3168888600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4462090000">
                <text:p>2744620900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4177390000">
                <text:p>23417739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21">
      <number:scientific-number number:decimal-places="7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20000" chart:maximum="24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3cm" svg:height="10.785cm" xlink:href=".." xlink:type="simple" chart:class="chart:line" chart:style-name="ch1">
        <chart:legend svg:x="14.626cm" svg:y="0.144cm" style:legend-expansion="custom" chartooo:width="3.785cm" chartooo:height="1.313cm" style:legend-expansion-aspect-ratio="2.88271134805788" chart:style-name="ch2"/>
        <chart:plot-area chart:style-name="ch3" table:cell-range-address="WSSSE.E1:WSSSE.F20" chart:data-source-has-labels="both" svg:x="0.678cm" svg:y="0.451cm" svg:width="17.733cm" svg:height="9.549cm">
          <chartooo:coordinate-region svg:x="2.411cm" svg:y="0.451cm" svg:width="15.72cm" svg:height="8.902cm"/>
          <chart:axis chart:dimension="x" chart:name="primary-x" chart:style-name="ch4" chartooo:axis-type="auto">
            <chartooo:date-scale/>
            <chart:title svg:x="9.381cm" svg:y="10.215cm" chart:style-name="ch5">
              <text:p>K</text:p>
            </chart:title>
            <chart:categories table:cell-range-address="WSSSE.E2:WSSSE.E20"/>
            <chart:grid chart:style-name="ch6" chart:class="major"/>
          </chart:axis>
          <chart:axis chart:dimension="y" chart:name="primary-y" chart:style-name="ch7">
            <chart:title svg:x="0cm" svg:y="5.851cm" chart:style-name="ch8">
              <text:p>WSSSE</text:p>
            </chart:title>
            <chart:grid chart:style-name="ch6" chart:class="major"/>
          </chart:axis>
          <chart:series chart:style-name="ch9" chart:values-cell-range-address="WSSSE.F2:WSSSE.F20" chart:label-cell-address="WSSSE.F1:WSSSE.F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rm</text:p>
                <draw:g>
                  <svg:desc>WSSSE.F1:WSSSE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WSSSE.E2:WSSSE.E20</svg:desc>
                </draw:g>
              </table:table-cell>
              <table:table-cell office:value-type="float" office:value="229042.37">
                <text:p>229042.37</text:p>
                <draw:g>
                  <svg:desc>WSSSE.F2:WSSSE.F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1078.15">
                <text:p>171078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1902.35">
                <text:p>131902.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477.89">
                <text:p>104477.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267.617">
                <text:p>95267.6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125.711">
                <text:p>86125.7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3845.306">
                <text:p>73845.3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6876.439">
                <text:p>66876.4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448.099">
                <text:p>61448.0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6012.3">
                <text:p>56012.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390.947">
                <text:p>54390.9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1872.389">
                <text:p>51872.3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23.17">
                <text:p>48923.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5427.279">
                <text:p>45427.2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2897.758">
                <text:p>42897.7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1475.633">
                <text:p>41475.6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9147.821">
                <text:p>39147.82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301.643">
                <text:p>38301.6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6818.688">
                <text:p>36818.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21">
      <number:scientific-number number:decimal-places="7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aximum="45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3cm" svg:height="10.785cm" xlink:href=".." xlink:type="simple" chart:class="chart:line" chart:style-name="ch1">
        <chart:legend svg:x="14.074cm" svg:y="0.753cm" style:legend-expansion="custom" chartooo:width="3.785cm" chartooo:height="1.313cm" style:legend-expansion-aspect-ratio="2.88271134805788" chart:style-name="ch2"/>
        <chart:plot-area chart:style-name="ch3" table:cell-range-address="WSSSE.E2:WSSSE.E20 WSSSE.G1:WSSSE.H20" chart:data-source-has-labels="both" svg:x="0.678cm" svg:y="0.252cm" svg:width="17.733cm" svg:height="9.748cm">
          <chartooo:coordinate-region svg:x="2.411cm" svg:y="0.451cm" svg:width="15.72cm" svg:height="8.902cm"/>
          <chart:axis chart:dimension="x" chart:name="primary-x" chart:style-name="ch4" chartooo:axis-type="auto">
            <chartooo:date-scale/>
            <chart:title svg:x="9.381cm" svg:y="10.215cm" chart:style-name="ch5">
              <text:p>K</text:p>
            </chart:title>
            <chart:categories table:cell-range-address="WSSSE.E2:WSSSE.E20"/>
            <chart:grid chart:style-name="ch6" chart:class="major"/>
          </chart:axis>
          <chart:axis chart:dimension="y" chart:name="primary-y" chart:style-name="ch7">
            <chart:title svg:x="0cm" svg:y="5.752cm" chart:style-name="ch8">
              <text:p>WSSSE</text:p>
            </chart:title>
            <chart:grid chart:style-name="ch6" chart:class="major"/>
          </chart:axis>
          <chart:series chart:style-name="ch9" chart:values-cell-range-address="WSSSE.G2:WSSSE.G20" chart:label-cell-address="WSSSE.G1:WSSSE.G1" chart:class="chart:line">
            <chart:data-point chart:repeated="19"/>
          </chart:series>
          <chart:series chart:style-name="ch10" chart:values-cell-range-address="WSSSE.H2:WSSSE.H20" chart:label-cell-address="WSSSE.H1:WSSSE.H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Norm V1</text:p>
                <draw:g>
                  <svg:desc>WSSSE.G1:WSSSE.G1</svg:desc>
                </draw:g>
              </table:table-cell>
              <table:table-cell office:value-type="string">
                <text:p>2 Norm V2</text:p>
                <draw:g>
                  <svg:desc>WSSSE.H1:WSSSE.H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WSSSE.E2:WSSSE.E20</svg:desc>
                </draw:g>
              </table:table-cell>
              <table:table-cell office:value-type="float" office:value="43784157">
                <text:p>43784157</text:p>
                <draw:g>
                  <svg:desc>WSSSE.G2:WSSSE.G20</svg:desc>
                </draw:g>
              </table:table-cell>
              <table:table-cell office:value-type="float" office:value="38057302">
                <text:p>38057302</text:p>
                <draw:g>
                  <svg:desc>WSSSE.H2:WSSSE.H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004460">
                <text:p>17004460</text:p>
              </table:table-cell>
              <table:table-cell office:value-type="float" office:value="21600232">
                <text:p>216002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09960">
                <text:p>11209960</text:p>
              </table:table-cell>
              <table:table-cell office:value-type="float" office:value="11494260">
                <text:p>114942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91417">
                <text:p>9091417</text:p>
              </table:table-cell>
              <table:table-cell office:value-type="float" office:value="8632630.3">
                <text:p>8632630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29374.4">
                <text:p>7229374.4</text:p>
              </table:table-cell>
              <table:table-cell office:value-type="float" office:value="7056352.6">
                <text:p>705635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23034.7">
                <text:p>5923034.7</text:p>
              </table:table-cell>
              <table:table-cell office:value-type="float" office:value="5756613.4">
                <text:p>5756613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92196.7">
                <text:p>5092196.7</text:p>
              </table:table-cell>
              <table:table-cell office:value-type="float" office:value="4925614.6">
                <text:p>4925614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71484.7">
                <text:p>4471484.7</text:p>
              </table:table-cell>
              <table:table-cell office:value-type="float" office:value="4573427">
                <text:p>45734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12595.2">
                <text:p>4012595.2</text:p>
              </table:table-cell>
              <table:table-cell office:value-type="float" office:value="3902934.5">
                <text:p>3902934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407562.1">
                <text:p>3407562.1</text:p>
              </table:table-cell>
              <table:table-cell office:value-type="float" office:value="3370926.5">
                <text:p>3370926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16814.9">
                <text:p>3116814.9</text:p>
              </table:table-cell>
              <table:table-cell office:value-type="float" office:value="3185721.6">
                <text:p>318572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37207.1">
                <text:p>2937207.1</text:p>
              </table:table-cell>
              <table:table-cell office:value-type="float" office:value="2844567.2">
                <text:p>2844567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30651.7">
                <text:p>2630651.7</text:p>
              </table:table-cell>
              <table:table-cell office:value-type="float" office:value="2610710">
                <text:p>261071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15578.7">
                <text:p>2415578.7</text:p>
              </table:table-cell>
              <table:table-cell office:value-type="float" office:value="2385340.6">
                <text:p>2385340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312963.1">
                <text:p>2312963.1</text:p>
              </table:table-cell>
              <table:table-cell office:value-type="float" office:value="2219628.5">
                <text:p>2219628.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35472">
                <text:p>2135472</text:p>
              </table:table-cell>
              <table:table-cell office:value-type="float" office:value="2152692.7">
                <text:p>2152692.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97441">
                <text:p>1997441</text:p>
              </table:table-cell>
              <table:table-cell office:value-type="float" office:value="2037492">
                <text:p>20374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92083.7">
                <text:p>1892083.7</text:p>
              </table:table-cell>
              <table:table-cell office:value-type="float" office:value="1860990.9">
                <text:p>1860990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49162.5">
                <text:p>1749162.5</text:p>
              </table:table-cell>
              <table:table-cell office:value-type="float" office:value="1775981.8">
                <text:p>177598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004586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51cm" svg:stroke-color="#333333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579d1c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c5000b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712cm" svg:height="10.943cm" xlink:href=".." xlink:type="simple" chart:class="chart:line" chart:style-name="ch1">
        <chart:legend svg:x="1.787cm" svg:y="0.651cm" style:legend-expansion="custom" chartooo:width="5.428cm" chartooo:height="3.506cm" style:legend-expansion-aspect-ratio="1.54820308043354" chart:style-name="ch2"/>
        <chart:plot-area chart:style-name="ch3" table:cell-range-address="TrainingRuntime.K1:TrainingRuntime.O20" chart:data-source-has-labels="both" svg:x="0.942cm" svg:y="0.217cm" svg:width="17.67cm" svg:height="10.02cm">
          <chartooo:coordinate-region svg:x="1.563cm" svg:y="0.416cm" svg:width="16.769cm" svg:height="9.174cm"/>
          <chart:axis chart:dimension="x" chart:name="primary-x" chart:style-name="ch4" chartooo:axis-type="auto">
            <chartooo:date-scale/>
            <chart:title svg:x="9.614cm" svg:y="10.383cm" chart:style-name="ch5">
              <text:p>K</text:p>
            </chart:title>
            <chart:categories table:cell-range-address="TrainingRuntime.K2:TrainingRuntime.K20"/>
            <chart:grid chart:style-name="ch6" chart:class="major"/>
          </chart:axis>
          <chart:axis chart:dimension="y" chart:name="primary-y" chart:style-name="ch7">
            <chart:title svg:x="0.008cm" svg:y="6.515cm" chart:style-name="ch8">
              <text:p>Training Runtime</text:p>
            </chart:title>
            <chart:grid chart:style-name="ch6" chart:class="major"/>
          </chart:axis>
          <chart:series chart:style-name="ch9" chart:values-cell-range-address="TrainingRuntime.L2:TrainingRuntime.L20" chart:label-cell-address="TrainingRuntime.L1:TrainingRuntime.L1" chart:class="chart:line">
            <chart:regression-curve chart:style-name="ch10"/>
            <chart:data-point chart:repeated="19"/>
          </chart:series>
          <chart:series chart:style-name="ch11" chart:values-cell-range-address="TrainingRuntime.M2:TrainingRuntime.M20" chart:label-cell-address="TrainingRuntime.M1:TrainingRuntime.M1" chart:class="chart:line">
            <chart:regression-curve chart:style-name="ch12"/>
            <chart:data-point chart:repeated="19"/>
          </chart:series>
          <chart:series chart:style-name="ch13" chart:values-cell-range-address="TrainingRuntime.N2:TrainingRuntime.N20" chart:label-cell-address="TrainingRuntime.N1:TrainingRuntime.N1" chart:class="chart:line">
            <chart:regression-curve chart:style-name="ch14"/>
            <chart:data-point chart:repeated="19"/>
          </chart:series>
          <chart:series chart:style-name="ch15" chart:values-cell-range-address="TrainingRuntime.O2:TrainingRuntime.O20" chart:label-cell-address="TrainingRuntime.O1:TrainingRuntime.O1" chart:class="chart:line">
            <chart:regression-curve chart:style-name="ch16"/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rm</text:p>
                <draw:g>
                  <svg:desc>TrainingRuntime.L1:TrainingRuntime.L1</svg:desc>
                </draw:g>
              </table:table-cell>
              <table:table-cell office:value-type="string">
                <text:p>2 Norm V1</text:p>
                <draw:g>
                  <svg:desc>TrainingRuntime.M1:TrainingRuntime.M1</svg:desc>
                </draw:g>
              </table:table-cell>
              <table:table-cell office:value-type="string">
                <text:p>2 Norm V2</text:p>
                <draw:g>
                  <svg:desc>TrainingRuntime.N1:TrainingRuntime.N1</svg:desc>
                </draw:g>
              </table:table-cell>
              <table:table-cell office:value-type="string">
                <text:p>0 Norm</text:p>
                <draw:g>
                  <svg:desc>TrainingRuntime.O1:TrainingRuntime.O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TrainingRuntime.K2:TrainingRuntime.K20</svg:desc>
                </draw:g>
              </table:table-cell>
              <table:table-cell office:value-type="float" office:value="2.52">
                <text:p>2.52</text:p>
                <draw:g>
                  <svg:desc>TrainingRuntime.L2:TrainingRuntime.L20</svg:desc>
                </draw:g>
              </table:table-cell>
              <table:table-cell office:value-type="float" office:value="1.16">
                <text:p>1.16</text:p>
                <draw:g>
                  <svg:desc>TrainingRuntime.M2:TrainingRuntime.M20</svg:desc>
                </draw:g>
              </table:table-cell>
              <table:table-cell office:value-type="float" office:value="1.02">
                <text:p>1.02</text:p>
                <draw:g>
                  <svg:desc>TrainingRuntime.N2:TrainingRuntime.N20</svg:desc>
                </draw:g>
              </table:table-cell>
              <table:table-cell office:value-type="float" office:value="0.38">
                <text:p>0.38</text:p>
                <draw:g>
                  <svg:desc>TrainingRuntime.O2:TrainingRuntime.O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14">
                <text:p>4.14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21">
                <text:p>6.21</text:p>
              </table:table-cell>
              <table:table-cell office:value-type="float" office:value="2.07">
                <text:p>2.07</text:p>
              </table:table-cell>
              <table:table-cell office:value-type="float" office:value="2.17">
                <text:p>2.17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6">
                <text:p>9.26</text:p>
              </table:table-cell>
              <table:table-cell office:value-type="float" office:value="3.44">
                <text:p>3.44</text:p>
              </table:table-cell>
              <table:table-cell office:value-type="float" office:value="2.05">
                <text:p>2.0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42">
                <text:p>8.42</text:p>
              </table:table-cell>
              <table:table-cell office:value-type="float" office:value="3.28">
                <text:p>3.28</text:p>
              </table:table-cell>
              <table:table-cell office:value-type="float" office:value="2.55">
                <text:p>2.5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23">
                <text:p>10.23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55">
                <text:p>9.55</text:p>
              </table:table-cell>
              <table:table-cell office:value-type="float" office:value="4.26">
                <text:p>4.26</text:p>
              </table:table-cell>
              <table:table-cell office:value-type="float" office:value="3.48">
                <text:p>3.4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.23">
                <text:p>13.23</text:p>
              </table:table-cell>
              <table:table-cell office:value-type="float" office:value="4.4">
                <text:p>4.4</text:p>
              </table:table-cell>
              <table:table-cell office:value-type="float" office:value="4.12">
                <text:p>4.12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23">
                <text:p>17.23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.56">
                <text:p>18.56</text:p>
              </table:table-cell>
              <table:table-cell office:value-type="float" office:value="6.16">
                <text:p>6.16</text:p>
              </table:table-cell>
              <table:table-cell office:value-type="float" office:value="5.04">
                <text:p>5.0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1.25">
                <text:p>21.25</text:p>
              </table:table-cell>
              <table:table-cell office:value-type="float" office:value="7.1">
                <text:p>7.1</text:p>
              </table:table-cell>
              <table:table-cell office:value-type="float" office:value="6.2">
                <text:p>6.2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.19">
                <text:p>26.19</text:p>
              </table:table-cell>
              <table:table-cell office:value-type="float" office:value="10.03">
                <text:p>10.03</text:p>
              </table:table-cell>
              <table:table-cell office:value-type="float" office:value="10.01">
                <text:p>10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.1">
                <text:p>23.1</text:p>
              </table:table-cell>
              <table:table-cell office:value-type="float" office:value="6.53">
                <text:p>6.53</text:p>
              </table:table-cell>
              <table:table-cell office:value-type="float" office:value="7.28">
                <text:p>7.28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.16">
                <text:p>23.16</text:p>
              </table:table-cell>
              <table:table-cell office:value-type="float" office:value="9.08">
                <text:p>9.08</text:p>
              </table:table-cell>
              <table:table-cell office:value-type="float" office:value="8.46">
                <text:p>8.4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.49">
                <text:p>31.49</text:p>
              </table:table-cell>
              <table:table-cell office:value-type="float" office:value="9.35">
                <text:p>9.35</text:p>
              </table:table-cell>
              <table:table-cell office:value-type="float" office:value="9.3">
                <text:p>9.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.44">
                <text:p>30.44</text:p>
              </table:table-cell>
              <table:table-cell office:value-type="float" office:value="10.31">
                <text:p>10.31</text:p>
              </table:table-cell>
              <table:table-cell office:value-type="float" office:value="10.11">
                <text:p>10.1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.02">
                <text:p>33.02</text:p>
              </table:table-cell>
              <table:table-cell office:value-type="float" office:value="12.37">
                <text:p>12.37</text:p>
              </table:table-cell>
              <table:table-cell office:value-type="float" office:value="11.43">
                <text:p>11.4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.33">
                <text:p>36.33</text:p>
              </table:table-cell>
              <table:table-cell office:value-type="float" office:value="11.55">
                <text:p>11.55</text:p>
              </table:table-cell>
              <table:table-cell office:value-type="float" office:value="14.56">
                <text:p>14.5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51">
                <text:p>39.51</text:p>
              </table:table-cell>
              <table:table-cell office:value-type="float" office:value="16.14">
                <text:p>16.14</text:p>
              </table:table-cell>
              <table:table-cell office:value-type="float" office:value="14.39">
                <text:p>14.39</text:p>
              </table:table-cell>
              <table:table-cell office:value-type="float" office:value="10.14">
                <text:p>10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5" chart:maximum="1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39cm" svg:height="10.545cm" xlink:href=".." xlink:type="simple" chart:class="chart:line" chart:style-name="ch1">
        <chart:legend svg:x="15.17cm" svg:y="0cm" style:legend-expansion="custom" chartooo:width="2.563cm" chartooo:height="1.748cm" style:legend-expansion-aspect-ratio="1.4662471395881" chart:style-name="ch2"/>
        <chart:plot-area chart:style-name="ch3" table:cell-range-address="Entropy.E1:Entropy.F20" chart:data-source-has-labels="both" svg:x="0.651cm" svg:y="0.408cm" svg:width="17.711cm" svg:height="9.379cm">
          <chartooo:coordinate-region svg:x="1.563cm" svg:y="0.408cm" svg:width="16.519cm" svg:height="8.732cm"/>
          <chart:axis chart:dimension="x" chart:name="primary-x" chart:style-name="ch4" chartooo:axis-type="auto">
            <chartooo:date-scale/>
            <chart:title svg:x="9.343cm" svg:y="9.985cm" chart:style-name="ch5">
              <text:p>K</text:p>
            </chart:title>
            <chart:categories table:cell-range-address="Entropy.E2:Entropy.E20"/>
            <chart:grid chart:style-name="ch6" chart:class="major"/>
          </chart:axis>
          <chart:axis chart:dimension="y" chart:name="primary-y" chart:style-name="ch7">
            <chart:title svg:x="0cm" svg:y="5.71cm" chart:style-name="ch8">
              <text:p>Entropy</text:p>
            </chart:title>
            <chart:grid chart:style-name="ch6" chart:class="major"/>
            <chart:grid chart:style-name="ch6" chart:class="minor"/>
          </chart:axis>
          <chart:series chart:style-name="ch9" chart:values-cell-range-address="Entropy.F2:Entropy.F20" chart:label-cell-address="Entropy.F1:Entropy.F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Norm</text:p>
                <draw:g>
                  <svg:desc>Entropy.F1:Entropy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ntropy.E2:Entropy.E20</svg:desc>
                </draw:g>
              </table:table-cell>
              <table:table-cell office:value-type="float" office:value="1.030382784">
                <text:p>1.030382784</text:p>
                <draw:g>
                  <svg:desc>Entropy.F2:Entropy.F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004268112">
                <text:p>1.0042681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73495654">
                <text:p>0.3734956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5385532">
                <text:p>0.345385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667045">
                <text:p>0.326670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06190454">
                <text:p>0.3061904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11458987">
                <text:p>0.311458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83929862">
                <text:p>0.1839298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1976027">
                <text:p>0.1819760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81939679">
                <text:p>0.1819396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70889118">
                <text:p>0.0708891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27379171">
                <text:p>0.1273791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5315151">
                <text:p>0.0553151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1836985">
                <text:p>0.07183698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54634565">
                <text:p>0.0546345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4812584">
                <text:p>0.0548125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409406">
                <text:p>0.054094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5486589">
                <text:p>0.0554865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722239">
                <text:p>0.071722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05" chart:maximum="0.0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9cm" svg:height="10.545cm" xlink:href=".." xlink:type="simple" chart:class="chart:line" chart:style-name="ch1">
        <chart:legend svg:x="15.2cm" svg:y="0.767cm" style:legend-expansion="custom" chartooo:width="2.882cm" chartooo:height="1.748cm" style:legend-expansion-aspect-ratio="1.6487414187643" chart:style-name="ch2"/>
        <chart:plot-area chart:style-name="ch3" table:cell-range-address="Entropy.E2:Entropy.E20 Entropy.G1:Entropy.I20" chart:data-source-has-labels="both" svg:x="0.465cm" svg:y="0.408cm" svg:width="17.897cm" svg:height="9.379cm">
          <chartooo:coordinate-region svg:x="1.563cm" svg:y="0.408cm" svg:width="16.519cm" svg:height="8.732cm"/>
          <chart:axis chart:dimension="x" chart:name="primary-x" chart:style-name="ch4" chartooo:axis-type="auto">
            <chartooo:date-scale/>
            <chart:title svg:x="9.25cm" svg:y="9.985cm" chart:style-name="ch5">
              <text:p>K</text:p>
            </chart:title>
            <chart:categories table:cell-range-address="Entropy.E2:Entropy.E20"/>
            <chart:grid chart:style-name="ch6" chart:class="major"/>
          </chart:axis>
          <chart:axis chart:dimension="y" chart:name="primary-y" chart:style-name="ch7">
            <chart:title svg:x="0cm" svg:y="5.71cm" chart:style-name="ch8">
              <text:p>Entropy</text:p>
            </chart:title>
            <chart:grid chart:style-name="ch6" chart:class="major"/>
            <chart:grid chart:style-name="ch6" chart:class="minor"/>
          </chart:axis>
          <chart:series chart:style-name="ch9" chart:values-cell-range-address="Entropy.G2:Entropy.G20" chart:label-cell-address="Entropy.G1:Entropy.G1" chart:class="chart:line">
            <chart:data-point chart:repeated="19"/>
          </chart:series>
          <chart:series chart:style-name="ch10" chart:values-cell-range-address="Entropy.H2:Entropy.H20" chart:label-cell-address="Entropy.H1:Entropy.H1" chart:class="chart:line">
            <chart:data-point chart:repeated="19"/>
          </chart:series>
          <chart:series chart:style-name="ch11" chart:values-cell-range-address="Entropy.I2:Entropy.I20" chart:label-cell-address="Entropy.I1:Entropy.I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rm</text:p>
                <draw:g>
                  <svg:desc>Entropy.G1:Entropy.G1</svg:desc>
                </draw:g>
              </table:table-cell>
              <table:table-cell office:value-type="string">
                <text:p>2 Norm V1</text:p>
                <draw:g>
                  <svg:desc>Entropy.H1:Entropy.H1</svg:desc>
                </draw:g>
              </table:table-cell>
              <table:table-cell office:value-type="string">
                <text:p>2 Norm V2</text:p>
                <draw:g>
                  <svg:desc>Entropy.I1:Entropy.I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ntropy.E2:Entropy.E20</svg:desc>
                </draw:g>
              </table:table-cell>
              <table:table-cell office:value-type="float" office:value="0.023958458">
                <text:p>0.023958458</text:p>
                <draw:g>
                  <svg:desc>Entropy.G2:Entropy.G20</svg:desc>
                </draw:g>
              </table:table-cell>
              <table:table-cell office:value-type="float" office:value="0.0564138">
                <text:p>0.0564138</text:p>
                <draw:g>
                  <svg:desc>Entropy.H2:Entropy.H20</svg:desc>
                </draw:g>
              </table:table-cell>
              <table:table-cell office:value-type="float" office:value="0.039313616">
                <text:p>0.039313616</text:p>
                <draw:g>
                  <svg:desc>Entropy.I2:Entropy.I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6352879">
                <text:p>0.016352879</text:p>
              </table:table-cell>
              <table:table-cell office:value-type="float" office:value="0.025969438">
                <text:p>0.025969438</text:p>
              </table:table-cell>
              <table:table-cell office:value-type="float" office:value="0.028996423">
                <text:p>0.0289964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784937">
                <text:p>0.013784937</text:p>
              </table:table-cell>
              <table:table-cell office:value-type="float" office:value="0.022835085">
                <text:p>0.022835085</text:p>
              </table:table-cell>
              <table:table-cell office:value-type="float" office:value="0.019177819">
                <text:p>0.0191778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284532">
                <text:p>0.012284532</text:p>
              </table:table-cell>
              <table:table-cell office:value-type="float" office:value="0.016230996">
                <text:p>0.016230996</text:p>
              </table:table-cell>
              <table:table-cell office:value-type="float" office:value="0.01667627">
                <text:p>0.016676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1243656">
                <text:p>0.011243656</text:p>
              </table:table-cell>
              <table:table-cell office:value-type="float" office:value="0.016977223">
                <text:p>0.016977223</text:p>
              </table:table-cell>
              <table:table-cell office:value-type="float" office:value="0.016668562">
                <text:p>0.0166685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0114768">
                <text:p>0.010114768</text:p>
              </table:table-cell>
              <table:table-cell office:value-type="float" office:value="0.01591181">
                <text:p>0.01591181</text:p>
              </table:table-cell>
              <table:table-cell office:value-type="float" office:value="0.014925045">
                <text:p>0.0149250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838104">
                <text:p>0.008838104</text:p>
              </table:table-cell>
              <table:table-cell office:value-type="float" office:value="0.013773152">
                <text:p>0.013773152</text:p>
              </table:table-cell>
              <table:table-cell office:value-type="float" office:value="0.012925435">
                <text:p>0.012925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0175283">
                <text:p>0.010175283</text:p>
              </table:table-cell>
              <table:table-cell office:value-type="float" office:value="0.012782342">
                <text:p>0.012782342</text:p>
              </table:table-cell>
              <table:table-cell office:value-type="float" office:value="0.011054088">
                <text:p>0.0110540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8231151">
                <text:p>0.008231151</text:p>
              </table:table-cell>
              <table:table-cell office:value-type="float" office:value="0.012682832">
                <text:p>0.012682832</text:p>
              </table:table-cell>
              <table:table-cell office:value-type="float" office:value="0.013376931">
                <text:p>0.0133769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641291">
                <text:p>0.008641291</text:p>
              </table:table-cell>
              <table:table-cell office:value-type="float" office:value="0.011157741">
                <text:p>0.011157741</text:p>
              </table:table-cell>
              <table:table-cell office:value-type="float" office:value="0.012815921">
                <text:p>0.0128159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8191932">
                <text:p>0.008191932</text:p>
              </table:table-cell>
              <table:table-cell office:value-type="float" office:value="0.01083875">
                <text:p>0.01083875</text:p>
              </table:table-cell>
              <table:table-cell office:value-type="float" office:value="0.009993948">
                <text:p>0.0099939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7713087">
                <text:p>0.007713087</text:p>
              </table:table-cell>
              <table:table-cell office:value-type="float" office:value="0.011212552">
                <text:p>0.011212552</text:p>
              </table:table-cell>
              <table:table-cell office:value-type="float" office:value="0.007804668">
                <text:p>0.0078046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7424113">
                <text:p>0.007424113</text:p>
              </table:table-cell>
              <table:table-cell office:value-type="float" office:value="0.008988638">
                <text:p>0.008988638</text:p>
              </table:table-cell>
              <table:table-cell office:value-type="float" office:value="0.010858436">
                <text:p>0.0108584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7546811">
                <text:p>0.007546811</text:p>
              </table:table-cell>
              <table:table-cell office:value-type="float" office:value="0.007716758">
                <text:p>0.007716758</text:p>
              </table:table-cell>
              <table:table-cell office:value-type="float" office:value="0.007023452">
                <text:p>0.0070234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7002846">
                <text:p>0.007002846</text:p>
              </table:table-cell>
              <table:table-cell office:value-type="float" office:value="0.011197128">
                <text:p>0.011197128</text:p>
              </table:table-cell>
              <table:table-cell office:value-type="float" office:value="0.008631437">
                <text:p>0.0086314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781529">
                <text:p>0.00781529</text:p>
              </table:table-cell>
              <table:table-cell office:value-type="float" office:value="0.007054059">
                <text:p>0.007054059</text:p>
              </table:table-cell>
              <table:table-cell office:value-type="float" office:value="0.007183821">
                <text:p>0.0071838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6836278">
                <text:p>0.006836278</text:p>
              </table:table-cell>
              <table:table-cell office:value-type="float" office:value="0.008751188">
                <text:p>0.008751188</text:p>
              </table:table-cell>
              <table:table-cell office:value-type="float" office:value="0.005960632">
                <text:p>0.005960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6441717">
                <text:p>0.006441717</text:p>
              </table:table-cell>
              <table:table-cell office:value-type="float" office:value="0.006596787">
                <text:p>0.006596787</text:p>
              </table:table-cell>
              <table:table-cell office:value-type="float" office:value="0.005806205">
                <text:p>0.005806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137942">
                <text:p>0.007137942</text:p>
              </table:table-cell>
              <table:table-cell office:value-type="float" office:value="0.006261701">
                <text:p>0.006261701</text:p>
              </table:table-cell>
              <table:table-cell office:value-type="float" office:value="0.006982307">
                <text:p>0.006982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4cm" svg:height="10.599cm" xlink:href=".." xlink:type="simple" chart:class="chart:line" chart:style-name="ch1">
        <chart:legend svg:x="15.436cm" svg:y="0.575cm" style:legend-expansion="custom" chartooo:width="2.245cm" chartooo:height="0.598cm" style:legend-expansion-aspect-ratio="3.75418060200669" chart:style-name="ch2"/>
        <chart:plot-area chart:style-name="ch3" table:cell-range-address="AverageRadius.E1:AverageRadius.F20" chart:data-source-has-labels="both" svg:x="0.767cm" svg:y="0.21cm" svg:width="17.958cm" svg:height="9.84cm">
          <chartooo:coordinate-region svg:x="2.5cm" svg:y="0.409cm" svg:width="15.945cm" svg:height="8.994cm"/>
          <chart:axis chart:dimension="x" chart:name="primary-x" chart:style-name="ch4" chartooo:axis-type="auto">
            <chartooo:date-scale/>
            <chart:title svg:x="9.583cm" svg:y="10.039cm" chart:style-name="ch5">
              <text:p>K</text:p>
            </chart:title>
            <chart:categories table:cell-range-address="AverageRadius.E2:AverageRadius.E20"/>
            <chart:grid chart:style-name="ch6" chart:class="major"/>
          </chart:axis>
          <chart:axis chart:dimension="y" chart:name="primary-y" chart:style-name="ch7">
            <chart:title svg:x="0cm" svg:y="6.338cm" chart:style-name="ch8">
              <text:p>Average Radius</text:p>
            </chart:title>
            <chart:grid chart:style-name="ch6" chart:class="major"/>
          </chart:axis>
          <chart:series chart:style-name="ch9" chart:values-cell-range-address="AverageRadius.F2:AverageRadius.F20" chart:label-cell-address="AverageRadius.F1:AverageRadius.F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Norm</text:p>
                <draw:g>
                  <svg:desc>AverageRadius.F1:AverageRadius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AverageRadius.E2:AverageRadius.E20</svg:desc>
                </draw:g>
              </table:table-cell>
              <table:table-cell office:value-type="float" office:value="39933773.252946">
                <text:p>39933773.252946</text:p>
                <draw:g>
                  <svg:desc>AverageRadius.F2:AverageRadius.F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586444.7019334">
                <text:p>11586444.70193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29070.80728133">
                <text:p>4729070.80728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84606.9908633">
                <text:p>1984606.99086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2842.11059421">
                <text:p>1182842.110594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9596.455518702">
                <text:p>849596.4555187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95014.760896252">
                <text:p>595014.7608962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98557.659732667">
                <text:p>398557.659732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5785.829884351">
                <text:p>265785.8298843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3697.417326966">
                <text:p>213697.4173269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7403.773003733">
                <text:p>177403.7730037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8751.701067267">
                <text:p>148751.7010672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1579.812940473">
                <text:p>121579.81294047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27.071229271">
                <text:p>100127.0712292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959.4357895996">
                <text:p>81959.435789599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1466.5693673524">
                <text:p>71466.56936735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4691.9109894076">
                <text:p>64691.91098940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6030.6133991581">
                <text:p>56030.61339915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806.6110448228">
                <text:p>47806.61104482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4cm" svg:height="10.599cm" xlink:href=".." xlink:type="simple" chart:class="chart:line" chart:style-name="ch1">
        <chart:legend svg:x="15.436cm" svg:y="0.575cm" style:legend-expansion="custom" chartooo:width="2.245cm" chartooo:height="0.598cm" style:legend-expansion-aspect-ratio="3.75418060200669" chart:style-name="ch2"/>
        <chart:plot-area chart:style-name="ch3" table:cell-range-address="AverageRadius.E2:AverageRadius.E20 AverageRadius.G1:AverageRadius.G20" chart:data-source-has-labels="both" svg:x="1.402cm" svg:y="0.21cm" svg:width="17.323cm" svg:height="9.84cm">
          <chartooo:coordinate-region svg:x="2.5cm" svg:y="0.409cm" svg:width="15.945cm" svg:height="8.994cm"/>
          <chart:axis chart:dimension="x" chart:name="primary-x" chart:style-name="ch4" chartooo:axis-type="auto">
            <chartooo:date-scale/>
            <chart:title svg:x="9.9cm" svg:y="10.039cm" chart:style-name="ch5">
              <text:p>K</text:p>
            </chart:title>
            <chart:categories table:cell-range-address="AverageRadius.E2:AverageRadius.E20"/>
            <chart:grid chart:style-name="ch6" chart:class="major"/>
          </chart:axis>
          <chart:axis chart:dimension="y" chart:name="primary-y" chart:style-name="ch7">
            <chart:title svg:x="0.47cm" svg:y="6.338cm" chart:style-name="ch8">
              <text:p>Average Radius</text:p>
            </chart:title>
            <chart:grid chart:style-name="ch6" chart:class="major"/>
          </chart:axis>
          <chart:series chart:style-name="ch9" chart:values-cell-range-address="AverageRadius.G2:AverageRadius.G20" chart:label-cell-address="AverageRadius.G1:AverageRadius.G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rm</text:p>
                <draw:g>
                  <svg:desc>AverageRadius.G1:AverageRadius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AverageRadius.E2:AverageRadius.E20</svg:desc>
                </draw:g>
              </table:table-cell>
              <table:table-cell office:value-type="float" office:value="0.04675831319">
                <text:p>0.04675831319</text:p>
                <draw:g>
                  <svg:desc>AverageRadius.G2:AverageRadius.G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492509183">
                <text:p>0.034925091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692746914">
                <text:p>0.026927469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132884763">
                <text:p>0.021328847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44859841">
                <text:p>0.019448598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758230556">
                <text:p>0.01758230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07529769">
                <text:p>0.015075297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365262453">
                <text:p>0.01365262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54444514">
                <text:p>0.012544445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143474305">
                <text:p>0.011434743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110374879">
                <text:p>0.011103748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058959269">
                <text:p>0.010589592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98751849">
                <text:p>0.009987518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927384282">
                <text:p>0.009273842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875744858">
                <text:p>0.008757448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846712611">
                <text:p>0.008467126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799191036">
                <text:p>0.007991910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781916551">
                <text:p>0.007819165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51642477">
                <text:p>0.007516424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05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4cm" svg:height="10.599cm" xlink:href=".." xlink:type="simple" chart:class="chart:line" chart:style-name="ch1">
        <chart:legend svg:x="15.286cm" svg:y="0.575cm" style:legend-expansion="custom" chartooo:width="3.159cm" chartooo:height="1.412cm" style:legend-expansion-aspect-ratio="2.23725212464589" chart:style-name="ch2"/>
        <chart:plot-area chart:style-name="ch3" table:cell-range-address="AverageRadius.E2:AverageRadius.E20 AverageRadius.H1:AverageRadius.I20" chart:data-source-has-labels="both" svg:x="1.402cm" svg:y="0.409cm" svg:width="17.323cm" svg:height="9.641cm">
          <chartooo:coordinate-region svg:x="2.5cm" svg:y="0.409cm" svg:width="15.945cm" svg:height="8.994cm"/>
          <chart:axis chart:dimension="x" chart:name="primary-x" chart:style-name="ch4" chartooo:axis-type="auto">
            <chartooo:date-scale/>
            <chart:title svg:x="9.9cm" svg:y="10.039cm" chart:style-name="ch5">
              <text:p>K</text:p>
            </chart:title>
            <chart:categories table:cell-range-address="AverageRadius.E2:AverageRadius.E20"/>
            <chart:grid chart:style-name="ch6" chart:class="major"/>
          </chart:axis>
          <chart:axis chart:dimension="y" chart:name="primary-y" chart:style-name="ch7">
            <chart:title svg:x="0.47cm" svg:y="6.437cm" chart:style-name="ch8">
              <text:p>Average Radius</text:p>
            </chart:title>
            <chart:grid chart:style-name="ch6" chart:class="major"/>
          </chart:axis>
          <chart:series chart:style-name="ch9" chart:values-cell-range-address="AverageRadius.H2:AverageRadius.H20" chart:label-cell-address="AverageRadius.H1:AverageRadius.H1" chart:class="chart:line">
            <chart:data-point chart:repeated="19"/>
          </chart:series>
          <chart:series chart:style-name="ch10" chart:values-cell-range-address="AverageRadius.I2:AverageRadius.I20" chart:label-cell-address="AverageRadius.I1:AverageRadius.I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Norm V1</text:p>
                <draw:g>
                  <svg:desc>AverageRadius.H1:AverageRadius.H1</svg:desc>
                </draw:g>
              </table:table-cell>
              <table:table-cell office:value-type="string">
                <text:p>2 Norm V2</text:p>
                <draw:g>
                  <svg:desc>AverageRadius.I1:AverageRadius.I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AverageRadius.E2:AverageRadius.E20</svg:desc>
                </draw:g>
              </table:table-cell>
              <table:table-cell office:value-type="float" office:value="8.93840437951">
                <text:p>8.93840437951</text:p>
                <draw:g>
                  <svg:desc>AverageRadius.H2:AverageRadius.H20</svg:desc>
                </draw:g>
              </table:table-cell>
              <table:table-cell office:value-type="float" office:value="7.76928417949">
                <text:p>7.76928417949</text:p>
                <draw:g>
                  <svg:desc>AverageRadius.I2:AverageRadius.I2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47140953345">
                <text:p>3.47140953345</text:p>
              </table:table-cell>
              <table:table-cell office:value-type="float" office:value="4.40962252725">
                <text:p>4.409622527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8847973843">
                <text:p>2.28847973843</text:p>
              </table:table-cell>
              <table:table-cell office:value-type="float" office:value="2.34651879509">
                <text:p>2.346518795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5598551381">
                <text:p>1.85598551381</text:p>
              </table:table-cell>
              <table:table-cell office:value-type="float" office:value="1.7623255834">
                <text:p>1.76232558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7585509759">
                <text:p>1.47585509759</text:p>
              </table:table-cell>
              <table:table-cell office:value-type="float" office:value="1.44053323263">
                <text:p>1.440533232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0916977358">
                <text:p>1.20916977358</text:p>
              </table:table-cell>
              <table:table-cell office:value-type="float" office:value="1.1751953591">
                <text:p>1.17519535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3955667752">
                <text:p>1.03955667752</text:p>
              </table:table-cell>
              <table:table-cell office:value-type="float" office:value="1.00554945979">
                <text:p>1.005549459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284020023">
                <text:p>0.91284020023</text:p>
              </table:table-cell>
              <table:table-cell office:value-type="float" office:value="0.93365141196">
                <text:p>0.933651411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91592761">
                <text:p>0.8191592761</text:p>
              </table:table-cell>
              <table:table-cell office:value-type="float" office:value="0.79677237287">
                <text:p>0.79677237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9564359144">
                <text:p>0.69564359144</text:p>
              </table:table-cell>
              <table:table-cell office:value-type="float" office:value="0.68816453033">
                <text:p>0.688164530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362884061">
                <text:p>0.6362884061</text:p>
              </table:table-cell>
              <table:table-cell office:value-type="float" office:value="0.65035550431">
                <text:p>0.650355504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996220288">
                <text:p>0.5996220288</text:p>
              </table:table-cell>
              <table:table-cell office:value-type="float" office:value="0.58070986835">
                <text:p>0.580709868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3703965143">
                <text:p>0.53703965143</text:p>
              </table:table-cell>
              <table:table-cell office:value-type="float" office:value="0.53296862479">
                <text:p>0.532968624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313315369">
                <text:p>0.49313315369</text:p>
              </table:table-cell>
              <table:table-cell office:value-type="float" office:value="0.48696013313">
                <text:p>0.486960133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7218447376">
                <text:p>0.47218447376</text:p>
              </table:table-cell>
              <table:table-cell office:value-type="float" office:value="0.45313050993">
                <text:p>0.4531305099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3595019988">
                <text:p>0.43595019988</text:p>
              </table:table-cell>
              <table:table-cell office:value-type="float" office:value="0.43946575128">
                <text:p>0.439465751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0777158483">
                <text:p>0.40777158483</text:p>
              </table:table-cell>
              <table:table-cell office:value-type="float" office:value="0.41594787652">
                <text:p>0.415947876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862632193">
                <text:p>0.3862632193</text:p>
              </table:table-cell>
              <table:table-cell office:value-type="float" office:value="0.37991570433">
                <text:p>0.379915704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08627234">
                <text:p>0.35708627234</text:p>
              </table:table-cell>
              <table:table-cell office:value-type="float" office:value="0.36256136748">
                <text:p>0.362561367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